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2" table:row="24" table:table="0"/>
          <office:change-info>
            <dc:creator> </dc:creator>
            <dc:date>2021-10-03T13:37:07.252000000</dc:date>
          </office:change-info>
          <table:previous>
            <table:change-track-table-cell table:cell-address="Sheet1.C25" table:formula="of:=LINEST([.B15:.B19];[.C15:.C19])" office:value-type="float" office:value="-0.627320033360659"/>
          </table:previous>
        </table:cell-content-change>
        <table:cell-content-change table:id="ct2">
          <table:cell-address table:column="2" table:row="24" table:table="0"/>
          <office:change-info>
            <dc:creator> </dc:creator>
            <dc:date>2021-10-03T13:38:09.694000000</dc:date>
          </office:change-info>
          <table:previous table:id="ct1">
            <table:change-track-table-cell table:cell-address="Sheet1.C25" table:formula="of:=AVERAGE([.E5:.E9])-[.B25]*AVERAGE([.C5:.C9])" office:value-type="float" office:value="5.97309169665851"/>
          </table:previous>
        </table:cell-content-change>
        <table:movement table:id="ct3">
          <table:source-range-address table:start-column="3" table:start-row="13" table:start-table="0" table:end-column="3" table:end-row="18" table:end-table="0"/>
          <table:target-range-address table:start-column="2" table:start-row="13" table:start-table="0" table:end-column="2" table:end-row="18" table:end-table="0"/>
          <office:change-info>
            <dc:creator> </dc:creator>
            <dc:date>2021-10-03T13:38:16.154000000</dc:date>
          </office:change-info>
        </table:movement>
        <table:cell-content-change table:id="ct4">
          <table:cell-address table:column="7" table:row="24" table:table="0"/>
          <office:change-info>
            <dc:creator> </dc:creator>
            <dc:date>2021-10-03T13:38:19.030000000</dc:date>
          </office:change-info>
          <table:previous>
            <table:change-track-table-cell table:cell-address="Sheet1.H25" table:formula="of:=LINEST([.G15:.G19];[.H15:.H19])" office:value-type="float" office:value="-0.357018268861676"/>
          </table:previous>
        </table:cell-content-change>
        <table:cell-content-change table:id="ct5">
          <table:cell-address table:column="11" table:row="24" table:table="0"/>
          <office:change-info>
            <dc:creator> </dc:creator>
            <dc:date>2021-10-03T13:38:20.297000000</dc:date>
          </office:change-info>
          <table:previous>
            <table:change-track-table-cell table:cell-address="Sheet1.L25" table:formula="of:=LINEST([.K15:.K19];[.L15:.L19])" office:value-type="float" office:value="0.190868290691332"/>
          </table:previous>
        </table:cell-content-change>
        <table:cell-content-change table:id="ct6">
          <table:cell-address table:column="15" table:row="24" table:table="0"/>
          <office:change-info>
            <dc:creator> </dc:creator>
            <dc:date>2021-10-03T13:38:21.331000000</dc:date>
          </office:change-info>
          <table:previous>
            <table:change-track-table-cell table:cell-address="Sheet1.P25" table:formula="of:=LINEST([.O15:.O19];[.P15:.P19])" office:value-type="float" office:value="0.627320033360659"/>
          </table:previous>
        </table:cell-content-change>
        <table:cell-content-change table:id="ct7">
          <table:cell-address table:column="1" table:row="35" table:table="0"/>
          <office:change-info>
            <dc:creator> </dc:creator>
            <dc:date>2021-10-03T13:43:08.583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6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37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1" table:row="38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1" table:row="39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1" table:row="40" table:table="0"/>
          <office:change-info>
            <dc:creator> </dc:creator>
            <dc:date>2021-10-03T13:43:16.57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40" table:table="0"/>
          <office:change-info>
            <dc:creator> </dc:creator>
            <dc:date>2021-10-03T13:43:22.139000000</dc:date>
          </office:change-info>
          <table:previous table:id="ct12">
            <table:change-track-table-cell table:cell-address="Sheet1.B41" table:formula="of:=([.B20]-[.B30]*[.C20]-[.C30])^2" office:value-type="float" office:value="0"/>
          </table:previous>
        </table:cell-content-change>
        <table:cell-content-change table:id="ct14">
          <table:cell-address table:column="1" table:row="36" table:table="0"/>
          <office:change-info>
            <dc:creator> </dc:creator>
            <dc:date>2021-10-03T13:43:39.556000000</dc:date>
          </office:change-info>
          <table:previous table:id="ct8">
            <table:change-track-table-cell table:cell-address="Sheet1.B37" table:formula="of:=([.B16]-[.B26]*[.C16]-[.C26])^2" office:value-type="float" office:value="0.0211359951841712"/>
          </table:previous>
        </table:cell-content-change>
        <table:cell-content-change table:id="ct15">
          <table:cell-address table:column="1" table:row="38" table:table="0"/>
          <office:change-info>
            <dc:creator> </dc:creator>
            <dc:date>2021-10-03T13:43:43.231000000</dc:date>
          </office:change-info>
          <table:previous table:id="ct10">
            <table:change-track-table-cell table:cell-address="Sheet1.B39" table:formula="of:=([.B18]-[.B28]*[.C18]-[.C28])^2" office:value-type="float" office:value="0.00637956904735171"/>
          </table:previous>
        </table:cell-content-change>
        <table:cell-content-change table:id="ct16">
          <table:cell-address table:column="1" table:row="36" table:table="0"/>
          <office:change-info>
            <dc:creator> </dc:creator>
            <dc:date>2021-10-03T13:44:08.866000000</dc:date>
          </office:change-info>
          <table:previous table:id="ct14">
            <table:change-track-table-cell table:cell-address="Sheet1.B37" table:formula="of:=([.B16]-[.B26]*[.C15]-[.C25])^2" office:value-type="float" office:value="0.00787864096565322"/>
          </table:previous>
        </table:cell-content-change>
        <table:cell-content-change table:id="ct17">
          <table:cell-address table:column="1" table:row="35" table:table="0"/>
          <office:change-info>
            <dc:creator> </dc:creator>
            <dc:date>2021-10-03T13:44:19.904000000</dc:date>
          </office:change-info>
          <table:previous table:id="ct7">
            <table:change-track-table-cell table:cell-address="Sheet1.B36" table:formula="of:=([.B15]-[.B25]*[.C15]-[.C25])^2" office:value-type="float" office:value="0.0000601403987453773"/>
          </table:previous>
        </table:cell-content-change>
        <table:cell-content-change table:id="ct18">
          <table:cell-address table:column="1" table:row="37" table:table="0"/>
          <office:change-info>
            <dc:creator> </dc:creator>
            <dc:date>2021-10-03T13:44:22.005000000</dc:date>
          </office:change-info>
          <table:previous table:id="ct9">
            <table:change-track-table-cell table:cell-address="Sheet1.B38" table:formula="of:=([.B17]-[.B27]*[.C17]-[.C27])^2" office:value-type="float" office:value="0.0101824594916305"/>
          </table:previous>
        </table:cell-content-change>
        <table:cell-content-change table:id="ct19">
          <table:cell-address table:column="1" table:row="38" table:table="0"/>
          <office:change-info>
            <dc:creator> </dc:creator>
            <dc:date>2021-10-03T13:44:22.005000000</dc:date>
          </office:change-info>
          <table:previous table:id="ct15">
            <table:change-track-table-cell table:cell-address="Sheet1.B39" table:formula="of:=([.B18]-[.B28]*[.C17]-[.C27])^2" office:value-type="float" office:value="0.00637956904735171"/>
          </table:previous>
        </table:cell-content-change>
        <table:cell-content-change table:id="ct20">
          <table:cell-address table:column="1" table:row="39" table:table="0"/>
          <office:change-info>
            <dc:creator> </dc:creator>
            <dc:date>2021-10-03T13:44:22.005000000</dc:date>
          </office:change-info>
          <table:previous table:id="ct11">
            <table:change-track-table-cell table:cell-address="Sheet1.B40" table:formula="of:=([.B19]-[.B29]*[.C19]-[.C29])^2" office:value-type="float" office:value="0.0176364043604246"/>
          </table:previous>
        </table:cell-content-change>
        <table:cell-content-change table:id="ct21">
          <table:cell-address table:column="1" table:row="37" table:table="0"/>
          <office:change-info>
            <dc:creator> </dc:creator>
            <dc:date>2021-10-03T13:44:31.529000000</dc:date>
          </office:change-info>
          <table:previous table:id="ct18">
            <table:change-track-table-cell table:cell-address="Sheet1.B38" table:formula="of:=([.B17]-([.B27]*[.C17])-[.C27])^2" office:value-type="float" office:value="0.0101824594916305"/>
          </table:previous>
        </table:cell-content-change>
        <table:cell-content-change table:id="ct22">
          <table:cell-address table:column="1" table:row="38" table:table="0"/>
          <office:change-info>
            <dc:creator> </dc:creator>
            <dc:date>2021-10-03T13:44:33.943000000</dc:date>
          </office:change-info>
          <table:previous table:id="ct19">
            <table:change-track-table-cell table:cell-address="Sheet1.B39" table:formula="of:=([.B18]-([.B27]*[.C18])-[.C27])^2" office:value-type="float" office:value="0.00637956904735171"/>
          </table:previous>
        </table:cell-content-change>
        <table:cell-content-change table:id="ct23">
          <table:cell-address table:column="1" table:row="39" table:table="0"/>
          <office:change-info>
            <dc:creator> </dc:creator>
            <dc:date>2021-10-03T13:44:33.943000000</dc:date>
          </office:change-info>
          <table:previous table:id="ct20">
            <table:change-track-table-cell table:cell-address="Sheet1.B40" table:formula="of:=([.B19]-([.B29]*[.C19])-[.C29])^2" office:value-type="float" office:value="0.0176364043604246"/>
          </table:previous>
        </table:cell-content-change>
        <table:cell-content-change table:id="ct24">
          <table:cell-address table:column="1" table:row="37" table:table="0"/>
          <office:change-info>
            <dc:creator> </dc:creator>
            <dc:date>2021-10-03T13:45:01.813000000</dc:date>
          </office:change-info>
          <table:previous table:id="ct21">
            <table:change-track-table-cell table:cell-address="Sheet1.B38" table:formula="of:=([.B15]-([.B27]*[.C15])-[.C27])^2" office:value-type="float" office:value="0.00653522584760245"/>
          </table:previous>
        </table:cell-content-change>
        <table:cell-content-change table:id="ct25">
          <table:cell-address table:column="1" table:row="38" table:table="0"/>
          <office:change-info>
            <dc:creator> </dc:creator>
            <dc:date>2021-10-03T13:45:09.727000000</dc:date>
          </office:change-info>
          <table:previous table:id="ct22">
            <table:change-track-table-cell table:cell-address="Sheet1.B39" table:formula="of:=([.B16]-([.B28]*[.C16])-[.C28])^2" office:value-type="float" office:value="0.00901868581514039"/>
          </table:previous>
        </table:cell-content-change>
        <table:cell-content-change table:id="ct26">
          <table:cell-address table:column="1" table:row="39" table:table="0"/>
          <office:change-info>
            <dc:creator> </dc:creator>
            <dc:date>2021-10-03T13:45:09.727000000</dc:date>
          </office:change-info>
          <table:previous table:id="ct23">
            <table:change-track-table-cell table:cell-address="Sheet1.B40" table:formula="of:=([.B17]-([.B29]*[.C17])-[.C29])^2" office:value-type="float" office:value="0.0101824594916305"/>
          </table:previous>
        </table:cell-content-change>
        <table:cell-content-change table:id="ct27">
          <table:cell-address table:column="1" table:row="35" table:table="0"/>
          <office:change-info>
            <dc:creator> </dc:creator>
            <dc:date>2021-10-03T13:45:45.637000000</dc:date>
          </office:change-info>
          <table:previous table:id="ct17">
            <table:change-track-table-cell table:cell-address="Sheet1.B36" table:formula="of:=([.B15]-([.B25]*[.C15])-[.C25])^2" office:value-type="float" office:value="0.0000601403987453773"/>
          </table:previous>
        </table:cell-content-change>
        <table:cell-content-change table:id="ct28">
          <table:cell-address table:column="1" table:row="36" table:table="0"/>
          <office:change-info>
            <dc:creator> </dc:creator>
            <dc:date>2021-10-03T13:45:48.632000000</dc:date>
          </office:change-info>
          <table:previous table:id="ct16">
            <table:change-track-table-cell table:cell-address="Sheet1.B37" table:formula="of:=([.B16]-([.B25]*[.C16])-[.C25])^2" office:value-type="float" office:value="0.00016493224732821"/>
          </table:previous>
        </table:cell-content-change>
        <table:cell-content-change table:id="ct29">
          <table:cell-address table:column="1" table:row="37" table:table="0"/>
          <office:change-info>
            <dc:creator> </dc:creator>
            <dc:date>2021-10-03T13:45:48.632000000</dc:date>
          </office:change-info>
          <table:previous table:id="ct24">
            <table:change-track-table-cell table:cell-address="Sheet1.B38" table:formula="of:=([.B17]-([.B25]*[.C17])-[.C25])^2" office:value-type="float" office:value="0.00000001568223797104"/>
          </table:previous>
        </table:cell-content-change>
        <table:cell-content-change table:id="ct30">
          <table:cell-address table:column="1" table:row="38" table:table="0"/>
          <office:change-info>
            <dc:creator> </dc:creator>
            <dc:date>2021-10-03T13:45:48.632000000</dc:date>
          </office:change-info>
          <table:previous table:id="ct25">
            <table:change-track-table-cell table:cell-address="Sheet1.B39" table:formula="of:=([.B18]-([.B28]*[.C18])-[.C28])^2" office:value-type="float" office:value="0.00637956904735171"/>
          </table:previous>
        </table:cell-content-change>
        <table:cell-content-change table:id="ct31">
          <table:cell-address table:column="1" table:row="39" table:table="0"/>
          <office:change-info>
            <dc:creator> </dc:creator>
            <dc:date>2021-10-03T13:45:48.632000000</dc:date>
          </office:change-info>
          <table:previous table:id="ct26">
            <table:change-track-table-cell table:cell-address="Sheet1.B40" table:formula="of:=([.B19]-([.B28]*[.C19])-[.C28])^2" office:value-type="float" office:value="0.0176364043604246"/>
          </table:previous>
        </table:cell-content-change>
        <table:cell-content-change table:id="ct32">
          <table:cell-address table:column="6" table:row="35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36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37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38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39" table:table="0"/>
          <office:change-info>
            <dc:creator> </dc:creator>
            <dc:date>2021-10-03T13:45:58.911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5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6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37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38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39" table:table="0"/>
          <office:change-info>
            <dc:creator> </dc:creator>
            <dc:date>2021-10-03T13:46:01.737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4" table:row="35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4" table:row="36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4" table:row="37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4" table:row="38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4" table:row="39" table:table="0"/>
          <office:change-info>
            <dc:creator> </dc:creator>
            <dc:date>2021-10-03T13:46:03.1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35" table:table="0"/>
          <office:change-info>
            <dc:creator> </dc:creator>
            <dc:date>2021-10-03T13:46:25.554000000</dc:date>
          </office:change-info>
          <table:previous table:id="ct32">
            <table:change-track-table-cell table:cell-address="Sheet1.G36" table:formula="of:=([.G15]-([.$B$25]*[.H15])-[.$C$25])^2" office:value-type="float" office:value="0.00281078393313083"/>
          </table:previous>
        </table:cell-content-change>
        <table:cell-content-change table:id="ct48">
          <table:cell-address table:column="6" table:row="36" table:table="0"/>
          <office:change-info>
            <dc:creator> </dc:creator>
            <dc:date>2021-10-03T13:46:27.916000000</dc:date>
          </office:change-info>
          <table:previous table:id="ct33">
            <table:change-track-table-cell table:cell-address="Sheet1.G37" table:formula="of:=([.G16]-([.$B$25]*[.H16])-[.$C$25])^2" office:value-type="float" office:value="0.00190031826983605"/>
          </table:previous>
        </table:cell-content-change>
        <table:cell-content-change table:id="ct49">
          <table:cell-address table:column="6" table:row="37" table:table="0"/>
          <office:change-info>
            <dc:creator> </dc:creator>
            <dc:date>2021-10-03T13:46:27.916000000</dc:date>
          </office:change-info>
          <table:previous table:id="ct34">
            <table:change-track-table-cell table:cell-address="Sheet1.G38" table:formula="of:=([.G17]-([.$B$25]*[.H17])-[.$C$25])^2" office:value-type="float" office:value="0.00179287026950509"/>
          </table:previous>
        </table:cell-content-change>
        <table:cell-content-change table:id="ct50">
          <table:cell-address table:column="6" table:row="38" table:table="0"/>
          <office:change-info>
            <dc:creator> </dc:creator>
            <dc:date>2021-10-03T13:46:27.916000000</dc:date>
          </office:change-info>
          <table:previous table:id="ct35">
            <table:change-track-table-cell table:cell-address="Sheet1.G39" table:formula="of:=([.G18]-([.$B$25]*[.H18])-[.$C$25])^2" office:value-type="float" office:value="0.00218969363156867"/>
          </table:previous>
        </table:cell-content-change>
        <table:cell-content-change table:id="ct51">
          <table:cell-address table:column="6" table:row="39" table:table="0"/>
          <office:change-info>
            <dc:creator> </dc:creator>
            <dc:date>2021-10-03T13:46:27.916000000</dc:date>
          </office:change-info>
          <table:previous table:id="ct36">
            <table:change-track-table-cell table:cell-address="Sheet1.G40" table:formula="of:=([.G19]-([.$B$25]*[.H19])-[.$C$25])^2" office:value-type="float" office:value="0.00377658049887845"/>
          </table:previous>
        </table:cell-content-change>
        <table:cell-content-change table:id="ct52">
          <table:cell-address table:column="10" table:row="35" table:table="0"/>
          <office:change-info>
            <dc:creator> </dc:creator>
            <dc:date>2021-10-03T13:46:53.988000000</dc:date>
          </office:change-info>
          <table:previous table:id="ct37">
            <table:change-track-table-cell table:cell-address="Sheet1.K36" table:formula="of:=([.K15]-([.$B$25]*[.L15])-[.$C$25])^2" office:value-type="float" office:value="0.0201990931994469"/>
          </table:previous>
        </table:cell-content-change>
        <table:cell-content-change table:id="ct53">
          <table:cell-address table:column="10" table:row="36" table:table="0"/>
          <office:change-info>
            <dc:creator> </dc:creator>
            <dc:date>2021-10-03T13:46:57.038000000</dc:date>
          </office:change-info>
          <table:previous table:id="ct38">
            <table:change-track-table-cell table:cell-address="Sheet1.K37" table:formula="of:=([.K16]-([.$B$25]*[.L16])-[.$C$25])^2" office:value-type="float" office:value="0.0245412369307043"/>
          </table:previous>
        </table:cell-content-change>
        <table:cell-content-change table:id="ct54">
          <table:cell-address table:column="10" table:row="37" table:table="0"/>
          <office:change-info>
            <dc:creator> </dc:creator>
            <dc:date>2021-10-03T13:46:57.038000000</dc:date>
          </office:change-info>
          <table:previous table:id="ct39">
            <table:change-track-table-cell table:cell-address="Sheet1.K38" table:formula="of:=([.K17]-([.$B$25]*[.L17])-[.$C$25])^2" office:value-type="float" office:value="0.0309092633331682"/>
          </table:previous>
        </table:cell-content-change>
        <table:cell-content-change table:id="ct55">
          <table:cell-address table:column="10" table:row="38" table:table="0"/>
          <office:change-info>
            <dc:creator> </dc:creator>
            <dc:date>2021-10-03T13:46:57.038000000</dc:date>
          </office:change-info>
          <table:previous table:id="ct40">
            <table:change-track-table-cell table:cell-address="Sheet1.K39" table:formula="of:=([.K18]-([.$B$25]*[.L18])-[.$C$25])^2" office:value-type="float" office:value="0.0147755309471898"/>
          </table:previous>
        </table:cell-content-change>
        <table:cell-content-change table:id="ct56">
          <table:cell-address table:column="10" table:row="39" table:table="0"/>
          <office:change-info>
            <dc:creator> </dc:creator>
            <dc:date>2021-10-03T13:46:57.038000000</dc:date>
          </office:change-info>
          <table:previous table:id="ct41">
            <table:change-track-table-cell table:cell-address="Sheet1.K40" table:formula="of:=([.K19]-([.$B$25]*[.L19])-[.$C$25])^2" office:value-type="float" office:value="0.0256589794593159"/>
          </table:previous>
        </table:cell-content-change>
        <table:cell-content-change table:id="ct57">
          <table:cell-address table:column="14" table:row="35" table:table="0"/>
          <office:change-info>
            <dc:creator> </dc:creator>
            <dc:date>2021-10-03T13:47:12.284000000</dc:date>
          </office:change-info>
          <table:previous table:id="ct42">
            <table:change-track-table-cell table:cell-address="Sheet1.O36" table:formula="of:=([.O15]-([.$B$25]*[.P15])-[.$C$25])^2" office:value-type="float" office:value="0.0287087314518944"/>
          </table:previous>
        </table:cell-content-change>
        <table:cell-content-change table:id="ct58">
          <table:cell-address table:column="14" table:row="36" table:table="0"/>
          <office:change-info>
            <dc:creator> </dc:creator>
            <dc:date>2021-10-03T13:47:14.482000000</dc:date>
          </office:change-info>
          <table:previous table:id="ct43">
            <table:change-track-table-cell table:cell-address="Sheet1.O37" table:formula="of:=([.O16]-([.$B$25]*[.P16])-[.$C$25])^2" office:value-type="float" office:value="0.0411181541550718"/>
          </table:previous>
        </table:cell-content-change>
        <table:cell-content-change table:id="ct59">
          <table:cell-address table:column="14" table:row="37" table:table="0"/>
          <office:change-info>
            <dc:creator> </dc:creator>
            <dc:date>2021-10-03T13:47:14.482000000</dc:date>
          </office:change-info>
          <table:previous table:id="ct44">
            <table:change-track-table-cell table:cell-address="Sheet1.O38" table:formula="of:=([.O17]-([.$B$25]*[.P17])-[.$C$25])^2" office:value-type="float" office:value="0.0407804000635296"/>
          </table:previous>
        </table:cell-content-change>
        <table:cell-content-change table:id="ct60">
          <table:cell-address table:column="14" table:row="38" table:table="0"/>
          <office:change-info>
            <dc:creator> </dc:creator>
            <dc:date>2021-10-03T13:47:14.482000000</dc:date>
          </office:change-info>
          <table:previous table:id="ct45">
            <table:change-track-table-cell table:cell-address="Sheet1.O39" table:formula="of:=([.O18]-([.$B$25]*[.P18])-[.$C$25])^2" office:value-type="float" office:value="0.0229001133936035"/>
          </table:previous>
        </table:cell-content-change>
        <table:cell-content-change table:id="ct61">
          <table:cell-address table:column="14" table:row="39" table:table="0"/>
          <office:change-info>
            <dc:creator> </dc:creator>
            <dc:date>2021-10-03T13:47:14.482000000</dc:date>
          </office:change-info>
          <table:previous table:id="ct46">
            <table:change-track-table-cell table:cell-address="Sheet1.O40" table:formula="of:=([.O19]-([.$B$25]*[.P19])-[.$C$25])^2" office:value-type="float" office:value="0.0641598649337465"/>
          </table:previous>
        </table:cell-content-change>
        <table:cell-content-change table:id="ct62">
          <table:cell-address table:column="1" table:row="41" table:table="0"/>
          <office:change-info>
            <dc:creator> </dc:creator>
            <dc:date>2021-10-03T13:48:05.3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6" table:row="41" table:table="0"/>
          <office:change-info>
            <dc:creator> </dc:creator>
            <dc:date>2021-10-03T13:48:07.553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41" table:table="0"/>
          <office:change-info>
            <dc:creator> </dc:creator>
            <dc:date>2021-10-03T13:48:09.037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4" table:row="41" table:table="0"/>
          <office:change-info>
            <dc:creator> </dc:creator>
            <dc:date>2021-10-03T13:48:09.887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25" table:table="0"/>
          <office:change-info>
            <dc:creator> </dc:creator>
            <dc:date>2021-10-03T13:48:45.352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25" table:table="0"/>
          <office:change-info>
            <dc:creator> </dc:creator>
            <dc:date>2021-10-03T13:48:54.686000000</dc:date>
          </office:change-info>
          <table:previous table:id="ct66">
            <table:change-track-table-cell table:cell-address="Sheet1.B26" table:formula="of:=[.B42]/(SQRT(countab36:[.B40]-1)VAR([.C15:.C19]))" office:value-type="float" office:value="0"/>
          </table:previous>
        </table:cell-content-change>
        <table:cell-content-change table:id="ct68">
          <table:cell-address table:column="1" table:row="41" table:table="0"/>
          <office:change-info>
            <dc:creator> </dc:creator>
            <dc:date>2021-10-03T13:49:05.049000000</dc:date>
          </office:change-info>
          <table:previous table:id="ct62">
            <table:change-track-table-cell table:cell-address="Sheet1.B42" table:formula="of:=SQRT(SUM([.B36:.B40])/(COUNTA([.B36:.B40])))" office:value-type="float" office:value="0.00945908470115031"/>
          </table:previous>
        </table:cell-content-change>
        <table:cell-content-change table:id="ct69">
          <table:cell-address table:column="1" table:row="25" table:table="0"/>
          <office:change-info>
            <dc:creator> </dc:creator>
            <dc:date>2021-10-03T13:49:27.990000000</dc:date>
          </office:change-info>
          <table:previous table:id="ct67">
            <table:change-track-table-cell table:cell-address="Sheet1.B26" table:formula="of:=[.B42]/(SQRT(COUNTA(36:[.B40]-1)VAR([.C15:.C19])))" office:value-type="float" office:value="0"/>
          </table:previous>
        </table:cell-content-change>
        <table:cell-content-change table:id="ct70">
          <table:cell-address table:column="1" table:row="25" table:table="0"/>
          <office:change-info>
            <dc:creator> </dc:creator>
            <dc:date>2021-10-03T13:49:35.973000000</dc:date>
          </office:change-info>
          <table:previous table:id="ct69">
            <table:change-track-table-cell table:cell-address="Sheet1.B26" table:formula="of:=[.B42]/(SQRT((COUNTA(36:[.B40])-1)VAR([.C15:.C19])))" office:value-type="float" office:value="0"/>
          </table:previous>
        </table:cell-content-change>
        <table:cell-content-change table:id="ct71">
          <table:cell-address table:column="1" table:row="25" table:table="0"/>
          <office:change-info>
            <dc:creator> </dc:creator>
            <dc:date>2021-10-03T13:50:01.335000000</dc:date>
          </office:change-info>
          <table:previous table:id="ct70">
            <table:change-track-table-cell table:cell-address="Sheet1.B26" table:formula="of:=[.B42]/(SQRT((COUNTA([.B36:.B40])-1)VAR([.C15:.C19])))" office:value-type="float" office:value="0"/>
          </table:previous>
        </table:cell-content-change>
        <table:cell-content-change table:id="ct72">
          <table:cell-address table:column="6" table:row="25" table:table="0"/>
          <office:change-info>
            <dc:creator> </dc:creator>
            <dc:date>2021-10-03T13:50:05.05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25" table:table="0"/>
          <office:change-info>
            <dc:creator> </dc:creator>
            <dc:date>2021-10-03T13:50:06.251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4" table:row="25" table:table="0"/>
          <office:change-info>
            <dc:creator> </dc:creator>
            <dc:date>2021-10-03T13:50:07.20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14" table:table="0"/>
          <office:change-info>
            <dc:creator> </dc:creator>
            <dc:date>2021-10-03T13:51:46.138000000</dc:date>
          </office:change-info>
          <table:previous>
            <table:change-track-table-cell table:cell-address="Sheet1.B15" table:formula="of:=[.E5]" office:value-type="float" office:value="0.0808407437348424"/>
          </table:previous>
        </table:cell-content-change>
        <table:cell-content-change table:id="ct76">
          <table:cell-address table:column="1" table:row="15" table:table="0"/>
          <office:change-info>
            <dc:creator> </dc:creator>
            <dc:date>2021-10-03T13:51:48.158000000</dc:date>
          </office:change-info>
          <table:previous>
            <table:change-track-table-cell table:cell-address="Sheet1.B16" table:formula="of:=[.E6]" office:value-type="float" office:value="0.0949667616334283"/>
          </table:previous>
        </table:cell-content-change>
        <table:cell-content-change table:id="ct77">
          <table:cell-address table:column="1" table:row="16" table:table="0"/>
          <office:change-info>
            <dc:creator> </dc:creator>
            <dc:date>2021-10-03T13:51:51.973000000</dc:date>
          </office:change-info>
          <table:previous>
            <table:change-track-table-cell table:cell-address="Sheet1.B17" table:formula="of:=[.E7]" office:value-type="float" office:value="0.100908173562059"/>
          </table:previous>
        </table:cell-content-change>
        <table:cell-content-change table:id="ct78">
          <table:cell-address table:column="1" table:row="17" table:table="0"/>
          <office:change-info>
            <dc:creator> </dc:creator>
            <dc:date>2021-10-03T13:51:54.385000000</dc:date>
          </office:change-info>
          <table:previous>
            <table:change-track-table-cell table:cell-address="Sheet1.B18" table:formula="of:=[.E8]" office:value-type="float" office:value="0.0798722044728434"/>
          </table:previous>
        </table:cell-content-change>
        <table:cell-content-change table:id="ct79">
          <table:cell-address table:column="1" table:row="18" table:table="0"/>
          <office:change-info>
            <dc:creator> </dc:creator>
            <dc:date>2021-10-03T13:51:56.398000000</dc:date>
          </office:change-info>
          <table:previous>
            <table:change-track-table-cell table:cell-address="Sheet1.B19" table:formula="of:=[.E9]" office:value-type="float" office:value="0.132802124833997"/>
          </table:previous>
        </table:cell-content-change>
        <table:cell-content-change table:id="ct80">
          <table:cell-address table:column="6" table:row="14" table:table="0"/>
          <office:change-info>
            <dc:creator> </dc:creator>
            <dc:date>2021-10-03T13:52:25.523000000</dc:date>
          </office:change-info>
          <table:previous>
            <table:change-track-table-cell table:cell-address="Sheet1.G15" table:formula="of:=[.I5]" office:value-type="float" office:value="0.0458295142071494"/>
          </table:previous>
        </table:cell-content-change>
        <table:cell-content-change table:id="ct81">
          <table:cell-address table:column="6" table:row="15" table:table="0"/>
          <office:change-info>
            <dc:creator> </dc:creator>
            <dc:date>2021-10-03T13:52:27.813000000</dc:date>
          </office:change-info>
          <table:previous>
            <table:change-track-table-cell table:cell-address="Sheet1.G16" table:formula="of:=[.I6]" office:value-type="float" office:value="0.0448028673835125"/>
          </table:previous>
        </table:cell-content-change>
        <table:cell-content-change table:id="ct82">
          <table:cell-address table:column="6" table:row="16" table:table="0"/>
          <office:change-info>
            <dc:creator> </dc:creator>
            <dc:date>2021-10-03T13:52:29.333000000</dc:date>
          </office:change-info>
          <table:previous>
            <table:change-track-table-cell table:cell-address="Sheet1.G17" table:formula="of:=[.I7]" office:value-type="float" office:value="0.0462534690101758"/>
          </table:previous>
        </table:cell-content-change>
        <table:cell-content-change table:id="ct83">
          <table:cell-address table:column="6" table:row="17" table:table="0"/>
          <office:change-info>
            <dc:creator> </dc:creator>
            <dc:date>2021-10-03T13:52:33.773000000</dc:date>
          </office:change-info>
          <table:previous>
            <table:change-track-table-cell table:cell-address="Sheet1.G18" table:formula="of:=[.I8]" office:value-type="float" office:value="0.0566251415628539"/>
          </table:previous>
        </table:cell-content-change>
        <table:cell-content-change table:id="ct84">
          <table:cell-address table:column="6" table:row="17" table:table="0"/>
          <office:change-info>
            <dc:creator> </dc:creator>
            <dc:date>2021-10-03T13:52:36.243000000</dc:date>
          </office:change-info>
          <table:previous table:id="ct83">
            <table:change-track-table-cell table:cell-address="Sheet1.G18" table:formula="of:==[.I8]" office:value-type="float" office:value="0.0566251415628539"/>
          </table:previous>
        </table:cell-content-change>
        <table:cell-content-change table:id="ct85">
          <table:cell-address table:column="6" table:row="18" table:table="0"/>
          <office:change-info>
            <dc:creator> </dc:creator>
            <dc:date>2021-10-03T13:52:39.091000000</dc:date>
          </office:change-info>
          <table:previous>
            <table:change-track-table-cell table:cell-address="Sheet1.G19" table:formula="of:==[.I9]" office:value-type="float" office:value="0.0682128240109141"/>
          </table:previous>
        </table:cell-content-change>
        <table:cell-content-change table:id="ct86">
          <table:cell-address table:column="2" table:row="35" table:table="0"/>
          <office:change-info>
            <dc:creator> </dc:creator>
            <dc:date>2021-10-03T14:01:40.30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2" table:row="36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2" table:row="37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2" table:row="38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2" table:row="39" table:table="0"/>
          <office:change-info>
            <dc:creator> </dc:creator>
            <dc:date>2021-10-03T14:01:43.255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2" table:row="25" table:table="0"/>
          <office:change-info>
            <dc:creator> </dc:creator>
            <dc:date>2021-10-03T14:02:02.160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25" table:table="0"/>
          <office:change-info>
            <dc:creator> </dc:creator>
            <dc:date>2021-10-03T14:02:05.016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35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36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7" table:row="37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38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39" table:table="0"/>
          <office:change-info>
            <dc:creator> </dc:creator>
            <dc:date>2021-10-03T14:02:10.17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11" table:row="35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11" table:row="36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0">
          <table:cell-address table:column="11" table:row="37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1" table:row="38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39" table:table="0"/>
          <office:change-info>
            <dc:creator> </dc:creator>
            <dc:date>2021-10-03T14:02:11.341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5" table:row="35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5" table:row="36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5" table:row="37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5" table:row="38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7">
          <table:cell-address table:column="15" table:row="39" table:table="0"/>
          <office:change-info>
            <dc:creator> </dc:creator>
            <dc:date>2021-10-03T14:02:12.305000000</dc:date>
          </office:change-info>
          <table:previous>
            <table:change-track-table-cell/>
          </table:previous>
        </table:cell-content-change>
        <table:cell-content-change table:id="ct108">
          <table:cell-address table:column="11" table:row="25" table:table="0"/>
          <office:change-info>
            <dc:creator> </dc:creator>
            <dc:date>2021-10-03T14:02:16.135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5" table:row="25" table:table="0"/>
          <office:change-info>
            <dc:creator> </dc:creator>
            <dc:date>2021-10-03T14:02:17.073000000</dc:date>
          </office:change-info>
          <table:previous>
            <table:change-track-table-cell/>
          </table:previous>
        </table:cell-content-change>
        <table:insertion table:id="ct110" table:type="table" table:position="2">
          <office:change-info>
            <dc:creator> </dc:creator>
            <dc:date>2021-10-03T15:03:17.037000000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01"/>
            <table:dependency table:id="ct200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1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1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1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2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2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2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3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3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3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2">
          <table:cell-address table:column="3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3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4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4" table:row="5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6" table:table="2"/>
          <office:change-info>
            <dc:creator> </dc:creator>
            <dc:date>2021-10-03T15:03:23.102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" table:row="28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2" table:row="1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2" table:row="22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2" table:row="23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2" table:row="24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2" table:row="25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26" table:table="2"/>
          <office:change-info>
            <dc:creator> </dc:creator>
            <dc:date>2021-10-03T15:04:08.08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12" table:table="2"/>
          <office:change-info>
            <dc:creator> </dc:creator>
            <dc:date>2021-10-03T15:04:38.946000000</dc:date>
          </office:change-info>
          <table:previous table:id="ct127">
            <table:change-track-table-cell table:cell-address="Sheet3.B13" table:formula="of:=COVAR([.C2:.C6];[.B2:.B6])/VAR([.C2:.C6])" office:value-type="float" office:value="-1.72666666666667"/>
          </table:previous>
        </table:cell-content-change>
        <table:movement table:id="ct143">
          <table:source-range-address table:start-column="1" table:start-row="11" table:start-table="2" table:end-column="2" table:end-row="28" table:end-table="2"/>
          <table:target-range-address table:start-column="1" table:start-row="12" table:start-table="2" table:end-column="2" table:end-row="29" table:end-table="2"/>
          <office:change-info>
            <dc:creator> </dc:creator>
            <dc:date>2021-10-03T15:05:10.716000000</dc:date>
          </office:change-info>
          <table:dependencies>
            <table:dependency table:id="ct175"/>
            <table:dependency table:id="ct174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 table:id="ct141">
              <table:change-track-table-cell table:cell-address="Sheet3.C27" table:formula="of:=[.C6]^2" office:value-type="float" office:value="0.000025"/>
            </table:cell-content-deletion>
            <table:cell-content-deletion table:id="ct140">
              <table:change-track-table-cell table:cell-address="Sheet3.C26" table:formula="of:=[.C5]^2" office:value-type="float" office:value="0.000025"/>
            </table:cell-content-deletion>
            <table:cell-content-deletion table:id="ct139">
              <table:change-track-table-cell table:cell-address="Sheet3.C25" table:formula="of:=[.C4]^2" office:value-type="float" office:value="0.000025"/>
            </table:cell-content-deletion>
            <table:cell-content-deletion table:id="ct138">
              <table:change-track-table-cell table:cell-address="Sheet3.C24" table:formula="of:=[.C3]^2" office:value-type="float" office:value="0"/>
            </table:cell-content-deletion>
            <table:cell-content-deletion table:id="ct137">
              <table:change-track-table-cell table:cell-address="Sheet3.C23" table:formula="of:=[.C2]^2" office:value-type="float" office:value="0"/>
            </table:cell-content-deletion>
            <table:cell-content-deletion table:id="ct136">
              <table:change-track-table-cell table:cell-address="Sheet3.C13" table:formula="of:=[.B13]*SQRT(AVERAGE([.C23:.C27]))" office:value-type="float" office:value="0"/>
            </table:cell-content-deletion>
            <table:cell-content-deletion table:id="ct134">
              <table:change-track-table-cell table:cell-address="Sheet3.B29" table:formula="of:=SQRT(SUM([.B23:.B27])/(COUNTA([.B23:.B27])-2))" office:value-type="float" office:value="-0"/>
            </table:cell-content-deletion>
            <table:cell-content-deletion table:id="ct133">
              <table:change-track-table-cell table:cell-address="Sheet3.B27" table:formula="of:=([.B6]-([.$B$25]*[.C6])-[.$C$25])^2" office:value-type="float" office:value="0.00028224"/>
            </table:cell-content-deletion>
            <table:cell-content-deletion table:id="ct132">
              <table:change-track-table-cell table:cell-address="Sheet3.B26" table:formula="of:=([.B5]-([.$B$25]*[.C5])-[.$C$25])^2" office:value-type="float" office:value="0.00005776"/>
            </table:cell-content-deletion>
            <table:cell-content-deletion table:id="ct131">
              <table:change-track-table-cell table:cell-address="Sheet3.B25" table:formula="of:=([.B4]-([.$B$25]*[.C4])-[.$C$25])^2" office:value-type="float" office:value="0.00045369"/>
            </table:cell-content-deletion>
            <table:cell-content-deletion table:id="ct130">
              <table:change-track-table-cell table:cell-address="Sheet3.B24" table:formula="of:=([.B3]-([.$B$25]*[.C3])-[.$C$25])^2" office:value-type="float" office:value="0"/>
            </table:cell-content-deletion>
            <table:cell-content-deletion table:id="ct129">
              <table:change-track-table-cell table:cell-address="Sheet3.B23" table:formula="of:=([.B2]-([.$B$25]*[.C2])-[.$C$25])^2" office:value-type="float" office:value="0"/>
            </table:cell-content-deletion>
            <table:cell-content-deletion table:id="ct128">
              <table:change-track-table-cell table:cell-address="Sheet3.B13" table:formula="of:=[.B29]/(SQRT((COUNTA([.B23:.B27])-1)*VAR([.C2:.C6])))" office:value-type="float" office:value="0"/>
            </table:cell-content-deletion>
          </table:deletions>
        </table:movement>
        <table:cell-content-change table:id="ct144">
          <table:cell-address table:column="2" table:row="12" table:table="2"/>
          <office:change-info>
            <dc:creator> </dc:creator>
            <dc:date>2021-10-03T15:05:26.387000000</dc:date>
          </office:change-info>
          <table:previous table:id="ct135">
            <table:change-track-table-cell table:cell-address="Sheet3.C13" table:formula="of:=AVERAGE([.B2:.B6])-(AVERAGE([.C2:.C6])*[.B13])" office:value-type="float" office:value="-0.00403333333333333"/>
          </table:previous>
        </table:cell-content-change>
        <table:cell-content-change table:id="ct145">
          <table:cell-address table:column="2" table:row="12" table:table="2"/>
          <office:change-info>
            <dc:creator> </dc:creator>
            <dc:date>2021-10-03T15:05:37.013000000</dc:date>
          </office:change-info>
          <table:previous table:id="ct144">
            <table:change-track-table-cell table:cell-address="Sheet3.C13" table:formula="of:=AVERAGE([.B4:.B7])-(AVERAGE([.C5:.C7])*[.B13])" office:value-type="float" office:value="0.0026"/>
          </table:previous>
        </table:cell-content-change>
        <table:cell-content-change table:id="ct146">
          <table:cell-address table:column="1" table:row="12" table:table="2"/>
          <office:change-info>
            <dc:creator> </dc:creator>
            <dc:date>2021-10-03T16:09:49.874000000</dc:date>
          </office:change-info>
          <table:previous table:id="ct142">
            <table:change-track-table-cell table:cell-address="Sheet3.B13" table:formula="of:=COVAR([.B4:.B7];[.D4:.D7])/VAR([.B4:.B7])" office:value-type="float" office:value="19.9319664926954"/>
          </table:previous>
        </table:cell-content-change>
        <table:cell-content-change table:id="ct147">
          <table:cell-address table:column="1" table:row="12" table:table="2"/>
          <office:change-info>
            <dc:creator> </dc:creator>
            <dc:date>2021-10-03T16:31:32.589573040</dc:date>
          </office:change-info>
          <table:previous table:id="ct146">
            <table:change-track-table-cell table:cell-address="Sheet3.B13" table:formula="of:=COVAR([.B4:.B7];[.D4:.D7])/VAR([.D24])" office:value-type="float" office:value="0"/>
          </table:previous>
        </table:cell-content-change>
        <table:cell-content-change table:id="ct148">
          <table:cell-address table:column="1" table:row="13" table:table="2"/>
          <office:change-info>
            <dc:creator> </dc:creator>
            <dc:date>2021-10-03T16:31:32.589623080</dc:date>
          </office:change-info>
          <table:previous>
            <table:change-track-table-cell table:cell-address="Sheet3.B14" table:formula="of:=[.B30]/(SQRT((COUNTA([.B24:.B28])-1)*VAR([.C2:.C6])))" office:value-type="float" office:value="0"/>
          </table:previous>
        </table:cell-content-change>
        <table:cell-content-change table:id="ct149">
          <table:cell-address table:column="1" table:row="23" table:table="2"/>
          <office:change-info>
            <dc:creator> </dc:creator>
            <dc:date>2021-10-03T16:31:32.589665507</dc:date>
          </office:change-info>
          <table:previous>
            <table:change-track-table-cell table:cell-address="Sheet3.B24" table:formula="of:=([.B2]-([.$B$26]*[.C2])-[.$C$26])^2" office:value-type="float" office:value="0"/>
          </table:previous>
        </table:cell-content-change>
        <table:cell-content-change table:id="ct150">
          <table:cell-address table:column="1" table:row="24" table:table="2"/>
          <office:change-info>
            <dc:creator> </dc:creator>
            <dc:date>2021-10-03T16:31:32.589691596</dc:date>
          </office:change-info>
          <table:previous>
            <table:change-track-table-cell table:cell-address="Sheet3.B25" table:formula="of:=([.B3]-([.$B$26]*[.C3])-[.$C$26])^2" office:value-type="float" office:value="0"/>
          </table:previous>
        </table:cell-content-change>
        <table:cell-content-change table:id="ct151">
          <table:cell-address table:column="1" table:row="25" table:table="2"/>
          <office:change-info>
            <dc:creator> </dc:creator>
            <dc:date>2021-10-03T16:31:32.589723061</dc:date>
          </office:change-info>
          <table:previous>
            <table:change-track-table-cell table:cell-address="Sheet3.B26" table:formula="of:=([.B4]-([.$B$26]*[.C4])-[.$C$26])^2" office:value-type="float" office:value="0.00045369"/>
          </table:previous>
        </table:cell-content-change>
        <table:cell-content-change table:id="ct152">
          <table:cell-address table:column="1" table:row="26" table:table="2"/>
          <office:change-info>
            <dc:creator> </dc:creator>
            <dc:date>2021-10-03T16:31:32.589747747</dc:date>
          </office:change-info>
          <table:previous>
            <table:change-track-table-cell table:cell-address="Sheet3.B27" table:formula="of:=([.B5]-([.$B$26]*[.C5])-[.$C$26])^2" office:value-type="float" office:value="0.00005776"/>
          </table:previous>
        </table:cell-content-change>
        <table:cell-content-change table:id="ct153">
          <table:cell-address table:column="1" table:row="27" table:table="2"/>
          <office:change-info>
            <dc:creator> </dc:creator>
            <dc:date>2021-10-03T16:31:32.589771328</dc:date>
          </office:change-info>
          <table:previous>
            <table:change-track-table-cell table:cell-address="Sheet3.B28" table:formula="of:=([.B6]-([.$B$26]*[.C6])-[.$C$26])^2" office:value-type="float" office:value="0.00028224"/>
          </table:previous>
        </table:cell-content-change>
        <table:cell-content-change table:id="ct154">
          <table:cell-address table:column="1" table:row="29" table:table="2"/>
          <office:change-info>
            <dc:creator> </dc:creator>
            <dc:date>2021-10-03T16:31:32.589799408</dc:date>
          </office:change-info>
          <table:previous>
            <table:change-track-table-cell table:cell-address="Sheet3.B30" table:formula="of:=SQRT(SUM([.B24:.B28])/(COUNTA([.B24:.B28])-2))" office:value-type="float" office:value="-0"/>
          </table:previous>
        </table:cell-content-change>
        <table:cell-content-change table:id="ct155">
          <table:cell-address table:column="2" table:row="12" table:table="2"/>
          <office:change-info>
            <dc:creator> </dc:creator>
            <dc:date>2021-10-03T16:31:32.589825046</dc:date>
          </office:change-info>
          <table:previous table:id="ct145">
            <table:change-track-table-cell table:cell-address="Sheet3.C13" table:formula="of:=AVERAGE([.B4:.B7])-(AVERAGE([.D4:.D7])*[.B13])" office:value-type="float" office:value="0.0026"/>
          </table:previous>
        </table:cell-content-change>
        <table:cell-content-change table:id="ct156">
          <table:cell-address table:column="2" table:row="13" table:table="2"/>
          <office:change-info>
            <dc:creator> </dc:creator>
            <dc:date>2021-10-03T16:31:32.589846475</dc:date>
          </office:change-info>
          <table:previous>
            <table:change-track-table-cell table:cell-address="Sheet3.C14" table:formula="of:=[.B14]*SQRT(AVERAGE([.C24:.C28]))" office:value-type="float" office:value="0"/>
          </table:previous>
        </table:cell-content-change>
        <table:cell-content-change table:id="ct157">
          <table:cell-address table:column="2" table:row="23" table:table="2"/>
          <office:change-info>
            <dc:creator> </dc:creator>
            <dc:date>2021-10-03T16:31:32.589871155</dc:date>
          </office:change-info>
          <table:previous>
            <table:change-track-table-cell table:cell-address="Sheet3.C24" table:formula="of:=[.C2]^2" office:value-type="float" office:value="0"/>
          </table:previous>
        </table:cell-content-change>
        <table:cell-content-change table:id="ct158">
          <table:cell-address table:column="2" table:row="24" table:table="2"/>
          <office:change-info>
            <dc:creator> </dc:creator>
            <dc:date>2021-10-03T16:31:32.589890485</dc:date>
          </office:change-info>
          <table:previous>
            <table:change-track-table-cell table:cell-address="Sheet3.C25" table:formula="of:=[.C3]^2" office:value-type="float" office:value="0"/>
          </table:previous>
        </table:cell-content-change>
        <table:cell-content-change table:id="ct159">
          <table:cell-address table:column="2" table:row="25" table:table="2"/>
          <office:change-info>
            <dc:creator> </dc:creator>
            <dc:date>2021-10-03T16:31:32.589916384</dc:date>
          </office:change-info>
          <table:previous>
            <table:change-track-table-cell table:cell-address="Sheet3.C26" table:formula="of:=[.C4]^2" office:value-type="float" office:value="0.000025"/>
          </table:previous>
        </table:cell-content-change>
        <table:cell-content-change table:id="ct160">
          <table:cell-address table:column="2" table:row="26" table:table="2"/>
          <office:change-info>
            <dc:creator> </dc:creator>
            <dc:date>2021-10-03T16:31:32.589936366</dc:date>
          </office:change-info>
          <table:previous>
            <table:change-track-table-cell table:cell-address="Sheet3.C27" table:formula="of:=[.C5]^2" office:value-type="float" office:value="0.000025"/>
          </table:previous>
        </table:cell-content-change>
        <table:cell-content-change table:id="ct161">
          <table:cell-address table:column="2" table:row="27" table:table="2"/>
          <office:change-info>
            <dc:creator> </dc:creator>
            <dc:date>2021-10-03T16:31:32.589955891</dc:date>
          </office:change-info>
          <table:previous>
            <table:change-track-table-cell table:cell-address="Sheet3.C28" table:formula="of:=[.C6]^2" office:value-type="float" office:value="0.000025"/>
          </table:previous>
        </table:cell-content-change>
        <table:cell-content-change table:id="ct162">
          <table:cell-address table:column="1" table:row="9" table:table="2"/>
          <office:change-info>
            <dc:creator> </dc:creator>
            <dc:date>2021-10-03T17:27:26.839088963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9" table:table="2"/>
          <office:change-info>
            <dc:creator> </dc:creator>
            <dc:date>2021-10-03T17:28:24.274418056</dc:date>
          </office:change-info>
          <table:previous table:id="ct162">
            <table:change-track-table-cell table:cell-address="Sheet3.B10" table:formula="of:=cov([.B4:.B7];[.D4:.D7])" office:value-type="float" office:value="0"/>
          </table:previous>
        </table:cell-content-change>
        <table:cell-content-change table:id="ct164">
          <table:cell-address table:column="1" table:row="9" table:table="2"/>
          <office:change-info>
            <dc:creator> </dc:creator>
            <dc:date>2021-10-03T17:29:25.371803435</dc:date>
          </office:change-info>
          <table:previous table:id="ct163">
            <table:change-track-table-cell table:cell-address="Sheet3.B10" table:formula="of:=COVAR([.B4:.B7];[.D4:.D7])" office:value-type="float" office:value="0.00845713338285066"/>
          </table:previous>
        </table:cell-content-change>
        <table:cell-content-change table:id="ct165">
          <table:cell-address table:column="2" table:row="10" table:table="2"/>
          <office:change-info>
            <dc:creator> </dc:creator>
            <dc:date>2021-10-03T17:29:33.014358601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0" table:table="2"/>
          <office:change-info>
            <dc:creator> </dc:creator>
            <dc:date>2021-10-03T17:29:40.630808329</dc:date>
          </office:change-info>
          <table:previous table:id="ct165">
            <table:change-track-table-cell table:cell-address="Sheet3.C11" table:formula="of:=VAR([.B4:.B7])" office:value-type="float" office:value="0.0004243"/>
          </table:previous>
        </table:cell-content-change>
        <table:cell-content-change table:id="ct167">
          <table:cell-address table:column="2" table:row="3" table:table="2"/>
          <office:change-info>
            <dc:creator> </dc:creator>
            <dc:date>2021-10-03T17:30:10.203906452</dc:date>
          </office:change-info>
          <table:previous table:id="ct115">
            <table:change-track-table-cell office:value-type="float" office:value="5"/>
          </table:previous>
        </table:cell-content-change>
        <table:cell-content-change table:id="ct168">
          <table:cell-address table:column="2" table:row="4" table:table="2"/>
          <office:change-info>
            <dc:creator> </dc:creator>
            <dc:date>2021-10-03T17:30:19.317291795</dc:date>
          </office:change-info>
          <table:previous table:id="ct116">
            <table:change-track-table-cell office:value-type="float" office:value="5"/>
          </table:previous>
        </table:cell-content-change>
        <table:cell-content-change table:id="ct169">
          <table:cell-address table:column="2" table:row="4" table:table="2"/>
          <office:change-info>
            <dc:creator> </dc:creator>
            <dc:date>2021-10-03T17:30:23.987822615</dc:date>
          </office:change-info>
          <table:previous table:id="ct168">
            <table:change-track-table-cell office:value-type="float" office:value="-0.0055"/>
          </table:previous>
        </table:cell-content-change>
        <table:cell-content-change table:id="ct170">
          <table:cell-address table:column="2" table:row="5" table:table="2"/>
          <office:change-info>
            <dc:creator> </dc:creator>
            <dc:date>2021-10-03T17:30:27.097517781</dc:date>
          </office:change-info>
          <table:previous table:id="ct117">
            <table:change-track-table-cell office:value-type="float" office:value="5"/>
          </table:previous>
        </table:cell-content-change>
        <table:cell-content-change table:id="ct171">
          <table:cell-address table:column="2" table:row="6" table:table="2"/>
          <office:change-info>
            <dc:creator> </dc:creator>
            <dc:date>2021-10-03T17:30:27.097538188</dc:date>
          </office:change-info>
          <table:previous table:id="ct118">
            <table:change-track-table-cell office:value-type="float" office:value="5"/>
          </table:previous>
        </table:cell-content-change>
        <table:cell-content-change table:id="ct172">
          <table:cell-address table:column="2" table:row="5" table:table="2"/>
          <office:change-info>
            <dc:creator> </dc:creator>
            <dc:date>2021-10-03T17:30:39.559354654</dc:date>
          </office:change-info>
          <table:previous table:id="ct170">
            <table:change-track-table-cell office:value-type="float" office:value="-0.015"/>
          </table:previous>
        </table:cell-content-change>
        <table:cell-content-change table:id="ct173">
          <table:cell-address table:column="2" table:row="6" table:table="2"/>
          <office:change-info>
            <dc:creator> </dc:creator>
            <dc:date>2021-10-03T17:30:45.561369079</dc:date>
          </office:change-info>
          <table:previous table:id="ct171">
            <table:change-track-table-cell office:value-type="float" office:value="-0.025"/>
          </table:previous>
        </table:cell-content-change>
        <table:cell-content-change table:id="ct174">
          <table:cell-address table:column="1" table:row="11" table:table="2"/>
          <office:change-info>
            <dc:creator> </dc:creator>
            <dc:date>2021-10-03T17:33:00.983721352</dc:date>
          </office:change-info>
          <table:previous>
            <table:change-track-table-cell/>
          </table:previous>
        </table:cell-content-change>
        <table:cell-content-change table:id="ct175">
          <table:cell-address table:column="1" table:row="11" table:table="2"/>
          <office:change-info>
            <dc:creator> </dc:creator>
            <dc:date>2021-10-03T17:33:02.681212053</dc:date>
          </office:change-info>
          <table:previous table:id="ct174">
            <table:change-track-table-cell table:cell-address="Sheet3.B12" table:formula="of:=[.D4]-[.$B$10]-[.BC11]" office:value-type="float" office:value="-21.8873200333606"/>
          </table:previous>
        </table:cell-content-change>
        <table:cell-content-change table:id="ct176">
          <table:cell-address table:column="4" table:row="10" table:table="2"/>
          <office:change-info>
            <dc:creator> </dc:creator>
            <dc:date>2021-10-03T17:33:48.743105776</dc:date>
          </office:change-info>
          <table:previous>
            <table:change-track-table-cell/>
          </table:previous>
        </table:cell-content-change>
        <table:cell-content-change table:id="ct177">
          <table:cell-address table:column="4" table:row="10" table:table="2"/>
          <office:change-info>
            <dc:creator> </dc:creator>
            <dc:date>2021-10-03T17:33:53.253816618</dc:date>
          </office:change-info>
          <table:previous table:id="ct176">
            <table:change-track-table-cell table:cell-address="Sheet3.E11" table:formula="of:=e4²" office:value-type="float" office:value="0"/>
          </table:previous>
        </table:cell-content-change>
        <table:cell-content-change table:id="ct178">
          <table:cell-address table:column="4" table:row="11" table:table="2"/>
          <office:change-info>
            <dc:creator> </dc:creator>
            <dc:date>2021-10-03T17:33:56.677923734</dc:date>
          </office:change-info>
          <table:previous>
            <table:change-track-table-cell/>
          </table:previous>
        </table:cell-content-change>
        <table:cell-content-change table:id="ct179">
          <table:cell-address table:column="4" table:row="12" table:table="2"/>
          <office:change-info>
            <dc:creator> </dc:creator>
            <dc:date>2021-10-03T17:33:56.677964595</dc:date>
          </office:change-info>
          <table:previous>
            <table:change-track-table-cell/>
          </table:previous>
        </table:cell-content-change>
        <table:cell-content-change table:id="ct180">
          <table:cell-address table:column="4" table:row="13" table:table="2"/>
          <office:change-info>
            <dc:creator> </dc:creator>
            <dc:date>2021-10-03T17:33:56.677987928</dc:date>
          </office:change-info>
          <table:previous>
            <table:change-track-table-cell/>
          </table:previous>
        </table:cell-content-change>
        <table:cell-content-change table:id="ct181">
          <table:cell-address table:column="4" table:row="14" table:table="2"/>
          <office:change-info>
            <dc:creator> </dc:creator>
            <dc:date>2021-10-03T17:33:56.678011017</dc:date>
          </office:change-info>
          <table:previous>
            <table:change-track-table-cell/>
          </table:previous>
        </table:cell-content-change>
        <table:cell-content-change table:id="ct182">
          <table:cell-address table:column="4" table:row="15" table:table="2"/>
          <office:change-info>
            <dc:creator> </dc:creator>
            <dc:date>2021-10-03T17:33:56.678035592</dc:date>
          </office:change-info>
          <table:previous>
            <table:change-track-table-cell/>
          </table:previous>
        </table:cell-content-change>
        <table:cell-content-change table:id="ct183">
          <table:cell-address table:column="4" table:row="14" table:table="2"/>
          <office:change-info>
            <dc:creator> </dc:creator>
            <dc:date>2021-10-03T17:34:00.536699037</dc:date>
          </office:change-info>
          <table:previous table:id="ct181">
            <table:change-track-table-cell table:cell-address="Sheet3.E15" table:formula="of:=[.E8]^2" office:value-type="float" office:value="0"/>
          </table:previous>
        </table:cell-content-change>
        <table:cell-content-change table:id="ct184">
          <table:cell-address table:column="4" table:row="15" table:table="2"/>
          <office:change-info>
            <dc:creator> </dc:creator>
            <dc:date>2021-10-03T17:34:00.536730682</dc:date>
          </office:change-info>
          <table:previous table:id="ct182">
            <table:change-track-table-cell table:cell-address="Sheet3.E16" table:formula="of:=[.E9]^2" office:value-type="float" office:value="0"/>
          </table:previous>
        </table:cell-content-change>
        <table:cell-content-change table:id="ct185">
          <table:cell-address table:column="4" table:row="10" table:table="2"/>
          <office:change-info>
            <dc:creator> </dc:creator>
            <dc:date>2021-10-03T17:34:41.726438153</dc:date>
          </office:change-info>
          <table:previous table:id="ct177">
            <table:change-track-table-cell table:cell-address="Sheet3.E11" table:formula="of:=[.E4]^2" office:value-type="float" office:value="0.0470317263130451"/>
          </table:previous>
        </table:cell-content-change>
        <table:cell-content-change table:id="ct186">
          <table:cell-address table:column="4" table:row="11" table:table="2"/>
          <office:change-info>
            <dc:creator> </dc:creator>
            <dc:date>2021-10-03T17:34:45.435652418</dc:date>
          </office:change-info>
          <table:previous table:id="ct178">
            <table:change-track-table-cell table:cell-address="Sheet3.E12" table:formula="of:=[.E5]^2" office:value-type="float" office:value="0.00354817695414354"/>
          </table:previous>
        </table:cell-content-change>
        <table:cell-content-change table:id="ct187">
          <table:cell-address table:column="4" table:row="12" table:table="2"/>
          <office:change-info>
            <dc:creator> </dc:creator>
            <dc:date>2021-10-03T17:34:45.435692739</dc:date>
          </office:change-info>
          <table:previous table:id="ct179">
            <table:change-track-table-cell table:cell-address="Sheet3.E13" table:formula="of:=[.E6]^2" office:value-type="float" office:value="0.0171645774041502"/>
          </table:previous>
        </table:cell-content-change>
        <table:cell-content-change table:id="ct188">
          <table:cell-address table:column="4" table:row="13" table:table="2"/>
          <office:change-info>
            <dc:creator> </dc:creator>
            <dc:date>2021-10-03T17:34:45.435723260</dc:date>
          </office:change-info>
          <table:previous table:id="ct180">
            <table:change-track-table-cell table:cell-address="Sheet3.E14" table:formula="of:=[.E7]^2" office:value-type="float" office:value="0.0282190357878271"/>
          </table:previous>
        </table:cell-content-change>
        <table:cell-content-change table:id="ct189">
          <table:cell-address table:column="1" table:row="10" table:table="2"/>
          <office:change-info>
            <dc:creator> </dc:creator>
            <dc:date>2021-10-03T17:35:30.486733310</dc:date>
          </office:change-info>
          <table:previous>
            <table:change-track-table-cell/>
          </table:previous>
        </table:cell-content-change>
        <table:cell-content-change table:id="ct190">
          <table:cell-address table:column="2" table:row="9" table:table="2"/>
          <office:change-info>
            <dc:creator> </dc:creator>
            <dc:date>2021-10-03T17:38:02.227298448</dc:date>
          </office:change-info>
          <table:previous>
            <table:change-track-table-cell/>
          </table:previous>
        </table:cell-content-change>
        <table:cell-content-change table:id="ct191">
          <table:cell-address table:column="0" table:row="3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2">
          <table:cell-address table:column="0" table:row="4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3">
          <table:cell-address table:column="0" table:row="5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4">
          <table:cell-address table:column="0" table:row="6" table:table="2"/>
          <office:change-info>
            <dc:creator> </dc:creator>
            <dc:date>2021-10-03T19:34:21.392000000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3" table:table="2"/>
          <office:change-info>
            <dc:creator> </dc:creator>
            <dc:date>2021-10-03T19:34:30.168000000</dc:date>
          </office:change-info>
          <table:previous table:id="ct111">
            <table:change-track-table-cell office:value-type="float" office:value="-2.13"/>
          </table:previous>
        </table:cell-content-change>
        <table:cell-content-change table:id="ct196">
          <table:cell-address table:column="1" table:row="4" table:table="2"/>
          <office:change-info>
            <dc:creator> </dc:creator>
            <dc:date>2021-10-03T19:34:33.273000000</dc:date>
          </office:change-info>
          <table:previous table:id="ct112">
            <table:change-track-table-cell office:value-type="float" office:value="-0.76"/>
          </table:previous>
        </table:cell-content-change>
        <table:cell-content-change table:id="ct197">
          <table:cell-address table:column="1" table:row="5" table:table="2"/>
          <office:change-info>
            <dc:creator> </dc:creator>
            <dc:date>2021-10-03T19:34:33.273000000</dc:date>
          </office:change-info>
          <table:previous table:id="ct113">
            <table:change-track-table-cell office:value-type="float" office:value="1.68"/>
          </table:previous>
        </table:cell-content-change>
        <table:cell-content-change table:id="ct198">
          <table:cell-address table:column="1" table:row="6" table:table="2"/>
          <office:change-info>
            <dc:creator> </dc:creator>
            <dc:date>2021-10-03T19:34:33.273000000</dc:date>
          </office:change-info>
          <table:previous table:id="ct114">
            <table:change-track-table-cell office:value-type="float" office:value="2.25"/>
          </table:previous>
        </table:cell-content-change>
        <table:cell-content-change table:id="ct199">
          <table:cell-address table:column="1" table:row="9" table:table="2"/>
          <office:change-info>
            <dc:creator> </dc:creator>
            <dc:date>2021-10-03T19:35:26.541000000</dc:date>
          </office:change-info>
          <table:previous table:id="ct164">
            <table:change-track-table-cell table:cell-address="Sheet3.B10" table:formula="of:=COVAR([.B4:.B7];[.D4:.D7])/VAR([.B4:.B7])" office:value-type="float" office:value="19.9319664926954"/>
          </table:previous>
        </table:cell-content-change>
        <table:cell-content-change table:id="ct200">
          <table:cell-address table:column="1" table:row="9" table:table="2"/>
          <office:change-info>
            <dc:creator> </dc:creator>
            <dc:date>2021-10-03T19:35:31.281000000</dc:date>
          </office:change-info>
          <table:previous table:id="ct199">
            <table:change-track-table-cell table:cell-address="Sheet3.B10" table:formula="of:=21.26" office:value-type="float" office:value="21.26"/>
          </table:previous>
        </table:cell-content-change>
        <table:cell-content-change table:id="ct201">
          <table:cell-address table:column="1" table:row="9" table:table="2"/>
          <office:change-info>
            <dc:creator> </dc:creator>
            <dc:date>2021-10-03T19:35:44.836000000</dc:date>
          </office:change-info>
          <table:previous table:id="ct200">
            <table:change-track-table-cell office:value-type="string">
              <text:p>21.26</text:p>
            </table:change-track-table-cell>
          </table:previous>
        </table:cell-content-change>
        <table:cell-content-change table:id="ct202">
          <table:cell-address table:column="1" table:row="22" table:table="0"/>
          <office:change-info>
            <dc:creator> </dc:creator>
            <dc:date>2021-10-03T19:41:15.358000000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24" table:table="0"/>
          <office:change-info>
            <dc:creator> </dc:creator>
            <dc:date>2021-10-03T19:41:20.181000000</dc:date>
          </office:change-info>
          <table:previous>
            <table:change-track-table-cell table:cell-address="Sheet1.B25" table:formula="of:=COVAR([.C15:.C19];[.B15:.B19])/VAR([.C15:.C19])" office:value-type="float" office:value="-0.501856026688527"/>
          </table:previous>
        </table:cell-content-change>
        <table:cell-content-change table:id="ct204">
          <table:cell-address table:column="1" table:row="24" table:table="0"/>
          <office:change-info>
            <dc:creator> </dc:creator>
            <dc:date>2021-10-03T19:41:23.565000000</dc:date>
          </office:change-info>
          <table:previous table:id="ct203">
            <table:change-track-table-cell table:cell-address="Sheet1.B25" table:formula="of:=covar.s([.C15:.C19];[.B15:.B19])/VAR([.C15:.C19])" office:value-type="float" office:value="0"/>
          </table:previous>
        </table:cell-content-change>
        <table:cell-content-change table:id="ct205">
          <table:cell-address table:column="1" table:row="24" table:table="0"/>
          <office:change-info>
            <dc:creator> </dc:creator>
            <dc:date>2021-10-03T19:41:32.882000000</dc:date>
          </office:change-info>
          <table:previous table:id="ct204">
            <table:change-track-table-cell table:cell-address="Sheet1.B25" table:formula="of:=covar.p([.C15:.C19];[.B15:.B19])/VAR([.C15:.C19])" office:value-type="float" office:value="0"/>
          </table:previous>
        </table:cell-content-change>
        <table:cell-content-change table:id="ct206">
          <table:cell-address table:column="1" table:row="24" table:table="0"/>
          <office:change-info>
            <dc:creator> </dc:creator>
            <dc:date>2021-10-03T19:41:39.011000000</dc:date>
          </office:change-info>
          <table:previous table:id="ct205">
            <table:change-track-table-cell table:cell-address="Sheet1.B25" table:formula="of:=COM.MICROSOFT.COVARIANCE.P([.C15:.C19];[.B15:.B19])/VAR([.C15:.C19])" office:value-type="float" office:value="-0.501856026688527"/>
          </table:previous>
        </table:cell-content-change>
        <table:cell-content-change table:id="ct207">
          <table:cell-address table:column="6" table:row="24" table:table="0"/>
          <office:change-info>
            <dc:creator> </dc:creator>
            <dc:date>2021-10-03T19:41:48.805000000</dc:date>
          </office:change-info>
          <table:previous>
            <table:change-track-table-cell table:cell-address="Sheet1.G25" table:formula="of:=COVAR([.H15:.H19];[.G15:.G19])/VAR([.H15:.H19])" office:value-type="float" office:value="-0.285614615089341"/>
          </table:previous>
        </table:cell-content-change>
        <table:cell-content-change table:id="ct208">
          <table:cell-address table:column="10" table:row="24" table:table="0"/>
          <office:change-info>
            <dc:creator> </dc:creator>
            <dc:date>2021-10-03T19:41:49.735000000</dc:date>
          </office:change-info>
          <table:previous>
            <table:change-track-table-cell table:cell-address="Sheet1.K25" table:formula="of:=COVAR([.L15:.L19];[.K15:.K19])/VAR([.L15:.L19])" office:value-type="float" office:value="0.152694632553066"/>
          </table:previous>
        </table:cell-content-change>
        <table:cell-content-change table:id="ct209">
          <table:cell-address table:column="14" table:row="24" table:table="0"/>
          <office:change-info>
            <dc:creator> </dc:creator>
            <dc:date>2021-10-03T19:41:50.789000000</dc:date>
          </office:change-info>
          <table:previous>
            <table:change-track-table-cell table:cell-address="Sheet1.O25" table:formula="of:=COVAR([.P15:.P19];[.O15:.O19])/VAR([.P15:.P19])" office:value-type="float" office:value="0.501856026688527"/>
          </table:previous>
        </table:cell-content-change>
        <table:cell-content-change table:id="ct210">
          <table:cell-address table:column="3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1">
          <table:cell-address table:column="3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2">
          <table:cell-address table:column="3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3">
          <table:cell-address table:column="3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4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4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4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5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6" table:row="67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6" table:row="68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4">
          <table:cell-address table:column="6" table:row="69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6" table:row="70" table:table="0"/>
          <office:change-info>
            <dc:creator> </dc:creator>
            <dc:date>2021-10-03T19:47:20.728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3" table:row="68" table:table="0"/>
          <office:change-info>
            <dc:creator> </dc:creator>
            <dc:date>2021-10-03T19:47:37.322000000</dc:date>
          </office:change-info>
          <table:previous table:id="ct211">
            <table:change-track-table-cell office:value-type="string">
              <text:p>-0.76</text:p>
            </table:change-track-table-cell>
          </table:previous>
        </table:cell-content-change>
        <table:cell-content-change table:id="ct227">
          <table:cell-address table:column="3" table:row="68" table:table="0"/>
          <office:change-info>
            <dc:creator> </dc:creator>
            <dc:date>2021-10-03T19:47:45.257000000</dc:date>
          </office:change-info>
          <table:previous table:id="ct226">
            <table:change-track-table-cell office:value-type="string">
              <text:p>-0.7</text:p>
            </table:change-track-table-cell>
          </table:previous>
        </table:cell-content-change>
        <table:cell-content-change table:id="ct228">
          <table:cell-address table:column="4" table:row="67" table:table="0"/>
          <office:change-info>
            <dc:creator> </dc:creator>
            <dc:date>2021-10-03T19:47:52.367000000</dc:date>
          </office:change-info>
          <table:previous table:id="ct214">
            <table:change-track-table-cell office:value-type="float" office:value="5"/>
          </table:previous>
        </table:cell-content-change>
        <table:cell-content-change table:id="ct229">
          <table:cell-address table:column="4" table:row="68" table:table="0"/>
          <office:change-info>
            <dc:creator> </dc:creator>
            <dc:date>2021-10-03T19:47:54.482000000</dc:date>
          </office:change-info>
          <table:previous table:id="ct215">
            <table:change-track-table-cell office:value-type="float" office:value="5"/>
          </table:previous>
        </table:cell-content-change>
        <table:cell-content-change table:id="ct230">
          <table:cell-address table:column="4" table:row="69" table:table="0"/>
          <office:change-info>
            <dc:creator> </dc:creator>
            <dc:date>2021-10-03T19:47:55.209000000</dc:date>
          </office:change-info>
          <table:previous table:id="ct216">
            <table:change-track-table-cell office:value-type="float" office:value="5"/>
          </table:previous>
        </table:cell-content-change>
        <table:cell-content-change table:id="ct231">
          <table:cell-address table:column="4" table:row="70" table:table="0"/>
          <office:change-info>
            <dc:creator> </dc:creator>
            <dc:date>2021-10-03T19:47:55.615000000</dc:date>
          </office:change-info>
          <table:previous table:id="ct217">
            <table:change-track-table-cell office:value-type="float" office:value="5"/>
          </table:previous>
        </table:cell-content-change>
        <table:cell-content-change table:id="ct232">
          <table:cell-address table:column="3" table:row="68" table:table="0"/>
          <office:change-info>
            <dc:creator> </dc:creator>
            <dc:date>2021-10-03T19:48:06.581000000</dc:date>
          </office:change-info>
          <table:previous table:id="ct227">
            <table:change-track-table-cell office:value-type="string">
              <text:p>-0.</text:p>
            </table:change-track-table-cell>
          </table:previous>
        </table:cell-content-change>
        <table:cell-content-change table:id="ct233">
          <table:cell-address table:column="3" table:row="3" table:table="2"/>
          <office:change-info>
            <dc:creator> </dc:creator>
            <dc:date>2021-10-03T19:52:14.798000000</dc:date>
          </office:change-info>
          <table:previous table:id="ct119">
            <table:change-track-table-cell office:value-type="float" office:value="-0.501856026688527"/>
          </table:previous>
        </table:cell-content-change>
        <table:cell-content-change table:id="ct234">
          <table:cell-address table:column="3" table:row="4" table:table="2"/>
          <office:change-info>
            <dc:creator> </dc:creator>
            <dc:date>2021-10-03T19:52:14.798000000</dc:date>
          </office:change-info>
          <table:previous table:id="ct120">
            <table:change-track-table-cell office:value-type="float" office:value="-0.285614615089341"/>
          </table:previous>
        </table:cell-content-change>
        <table:cell-content-change table:id="ct235">
          <table:cell-address table:column="3" table:row="5" table:table="2"/>
          <office:change-info>
            <dc:creator> </dc:creator>
            <dc:date>2021-10-03T19:52:14.798000000</dc:date>
          </office:change-info>
          <table:previous table:id="ct121">
            <table:change-track-table-cell office:value-type="float" office:value="0.152694632553066"/>
          </table:previous>
        </table:cell-content-change>
        <table:cell-content-change table:id="ct236">
          <table:cell-address table:column="3" table:row="6" table:table="2"/>
          <office:change-info>
            <dc:creator> </dc:creator>
            <dc:date>2021-10-03T19:52:14.798000000</dc:date>
          </office:change-info>
          <table:previous table:id="ct122">
            <table:change-track-table-cell office:value-type="float" office:value="0.501856026688527"/>
          </table:previous>
        </table:cell-content-change>
        <table:cell-content-change table:id="ct237">
          <table:cell-address table:column="3" table:row="3" table:table="2"/>
          <office:change-info>
            <dc:creator> </dc:creator>
            <dc:date>2021-10-03T19:52:26.047000000</dc:date>
          </office:change-info>
          <table:previous table:id="ct233">
            <table:change-track-table-cell office:value-type="float" office:value="-0.627320033360659"/>
          </table:previous>
        </table:cell-content-change>
        <table:cell-content-change table:id="ct238">
          <table:cell-address table:column="0" table:row="0" table:table="1"/>
          <office:change-info>
            <dc:creator> </dc:creator>
            <dc:date>2021-10-03T20:17:54.656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0" table:table="1"/>
          <office:change-info>
            <dc:creator> </dc:creator>
            <dc:date>2021-10-03T20:17:59.966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4" table:row="3" table:table="1"/>
          <office:change-info>
            <dc:creator> </dc:creator>
            <dc:date>2021-10-03T20:19:46.350000000</dc:date>
          </office:change-info>
          <table:previous>
            <table:change-track-table-cell/>
          </table:previous>
        </table:cell-content-change>
        <table:movement table:id="ct241">
          <table:source-range-address table:column="4" table:row="1" table:table="1"/>
          <table:target-range-address table:column="4" table:row="3" table:table="1"/>
          <office:change-info>
            <dc:creator> </dc:creator>
            <dc:date>2021-10-03T20:19:51.959000000</dc:date>
          </office:change-info>
        </table:movement>
        <table:cell-content-change table:id="ct242">
          <table:cell-address table:column="4" table:row="4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3">
          <table:cell-address table:column="4" table:row="5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4">
          <table:cell-address table:column="4" table:row="6" table:table="1"/>
          <office:change-info>
            <dc:creator> </dc:creator>
            <dc:date>2021-10-03T20:19:53.35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6" table:table="1"/>
          <office:change-info>
            <dc:creator> </dc:creator>
            <dc:date>2021-10-03T20:21:37.919000000</dc:date>
          </office:change-info>
          <table:previous>
            <table:change-track-table-cell office:value-type="float" office:value="0.19907"/>
          </table:previous>
        </table:cell-content-change>
        <table:cell-content-change table:id="ct246">
          <table:cell-address table:column="1" table:row="5" table:table="1"/>
          <office:change-info>
            <dc:creator> </dc:creator>
            <dc:date>2021-10-03T20:21:42.159000000</dc:date>
          </office:change-info>
          <table:previous>
            <table:change-track-table-cell office:value-type="float" office:value="0.1493"/>
          </table:previous>
        </table:cell-content-change>
        <table:cell-content-change table:id="ct247">
          <table:cell-address table:column="1" table:row="8" table:table="1"/>
          <office:change-info>
            <dc:creator> </dc:creator>
            <dc:date>2021-10-03T20:25:58.357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8" table:table="1"/>
          <office:change-info>
            <dc:creator> </dc:creator>
            <dc:date>2021-10-03T20:26:06.368000000</dc:date>
          </office:change-info>
          <table:previous table:id="ct247">
            <table:change-track-table-cell table:cell-address="Sheet2.B9" table:formula="of:=LINEST([.B4:.B7];[.C4:.C7])" office:value-type="float" office:value="-0.580160969511928"/>
          </table:previous>
        </table:cell-content-change>
        <table:cell-content-change table:id="ct249">
          <table:cell-address table:column="1" table:row="13" table:table="1"/>
          <office:change-info>
            <dc:creator> </dc:creator>
            <dc:date>2021-10-03T20:27:08.401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2" table:row="8" table:table="1"/>
          <office:change-info>
            <dc:creator> </dc:creator>
            <dc:date>2021-10-03T20:27:46.998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14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2">
          <table:cell-address table:column="1" table:row="13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3">
          <table:cell-address table:column="1" table:row="14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" table:row="13" table:table="1"/>
          <office:change-info>
            <dc:creator> </dc:creator>
            <dc:date>2021-10-03T20:27:54.202000000</dc:date>
          </office:change-info>
          <table:previous>
            <table:change-track-table-cell/>
          </table:previous>
        </table:cell-content-change>
        <table:cell-content-change table:id="ct255">
          <table:cell-address table:column="1" table:row="13" table:table="1"/>
          <office:change-info>
            <dc:creator> </dc:creator>
            <dc:date>2021-10-03T20:27:55.853000000</dc:date>
          </office:change-info>
          <table:previous table:id="ct254">
            <table:change-track-table-cell table:cell-address="Sheet2.B14" table:formula="of:=([.B8]-([.$B$9]*[.E8])-[.C13])^2" office:value-type="float" office:value="0"/>
          </table:previous>
        </table:cell-content-change>
        <table:movement table:id="ct256">
          <table:source-range-address table:start-column="1" table:start-row="9" table:start-table="1" table:end-column="1" table:end-row="12" table:end-table="1"/>
          <table:target-range-address table:start-column="1" table:start-row="11" table:start-table="1" table:end-column="1" table:end-row="14" table:end-table="1"/>
          <office:change-info>
            <dc:creator> </dc:creator>
            <dc:date>2021-10-03T20:28:02.692000000</dc:date>
          </office:change-info>
          <table:dependencies>
            <table:dependency table:id="ct259"/>
            <table:dependency table:id="ct258"/>
            <table:dependency table:id="ct257"/>
          </table:dependencies>
          <table:deletions>
            <table:cell-content-deletion table:id="ct255">
              <table:change-track-table-cell/>
            </table:cell-content-deletion>
            <table:cell-content-deletion table:id="ct253">
              <table:change-track-table-cell table:cell-address="Sheet2.B15" table:formula="of:=([.B7]-([.$B$9]*[.E7])-[.C12])^2" office:value-type="float" office:value="0.0322991090053548"/>
            </table:cell-content-deletion>
            <table:cell-content-deletion table:id="ct252">
              <table:change-track-table-cell table:cell-address="Sheet2.B14" table:formula="of:=([.B6]-([.$B$9]*[.E6])-[.C11])^2" office:value-type="float" office:value="0.0114206497293692"/>
            </table:cell-content-deletion>
          </table:deletions>
        </table:movement>
        <table:movement table:id="ct257">
          <table:source-range-address table:start-column="1" table:start-row="11" table:start-table="1" table:end-column="1" table:end-row="14" table:end-table="1"/>
          <table:target-range-address table:start-column="1" table:start-row="13" table:start-table="1" table:end-column="1" table:end-row="16" table:end-table="1"/>
          <office:change-info>
            <dc:creator> </dc:creator>
            <dc:date>2021-10-03T20:28:57.381000000</dc:date>
          </office:change-info>
          <table:dependencies>
            <table:dependency table:id="ct258"/>
          </table:dependencies>
          <table:deletions>
            <table:cell-content-deletion>
              <table:cell-address table:column="1" table:row="14" table:table="1"/>
              <table:change-track-table-cell table:cell-address="Sheet2.B15" table:formula="of:=([.B7]-([.$B$9]*[.E7])-[.C12])^2" office:value-type="float" office:value="0.0322991090053548"/>
            </table:cell-content-deletion>
            <table:cell-content-deletion>
              <table:cell-address table:column="1" table:row="13" table:table="1"/>
              <table:change-track-table-cell table:cell-address="Sheet2.B14" table:formula="of:=([.B6]-([.$B$9]*[.E6])-[.C11])^2" office:value-type="float" office:value="0.0114206497293692"/>
            </table:cell-content-deletion>
            <table:cell-content-deletion table:id="ct255">
              <table:change-track-table-cell/>
            </table:cell-content-deletion>
          </table:deletions>
        </table:movement>
        <table:cell-content-change table:id="ct258">
          <table:cell-address table:column="1" table:row="11" table:table="1"/>
          <office:change-info>
            <dc:creator> </dc:creator>
            <dc:date>2021-10-03T20:29:13.189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" table:row="9" table:table="1"/>
          <office:change-info>
            <dc:creator> </dc:creator>
            <dc:date>2021-10-03T20:30:08.590000000</dc:date>
          </office:change-info>
          <table:previous>
            <table:change-track-table-cell/>
          </table:previous>
        </table:cell-content-change>
        <table:cell-content-change table:id="ct260">
          <table:cell-address table:column="1" table:row="0" table:table="1"/>
          <office:change-info>
            <dc:creator> </dc:creator>
            <dc:date>2021-10-04T14:11:56.239000000</dc:date>
          </office:change-info>
          <table:previous table:id="ct239">
            <table:change-track-table-cell office:value-type="float" office:value="0.15"/>
          </table:previous>
        </table:cell-content-change>
      </table:tracked-changes>
      <table:table table:name="Sheet1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me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-2.13" calcext:value-type="float" table:number-columns-spanned="4" table:number-rows-spanned="1">
            <text:p>-2.13</text:p>
          </table:table-cell>
          <table:covered-table-cell table:number-columns-repeated="3"/>
          <table:table-cell table:style-name="ce3" office:value-type="float" office:value="-0.76" calcext:value-type="float" table:number-columns-spanned="4" table:number-rows-spanned="1">
            <text:p>-0.76</text:p>
          </table:table-cell>
          <table:covered-table-cell table:style-name="ce3"/>
          <table:covered-table-cell table:number-columns-repeated="2"/>
          <table:table-cell table:style-name="ce3" office:value-type="float" office:value="1.68" calcext:value-type="float" table:number-columns-spanned="4" table:number-rows-spanned="1">
            <text:p>1.68</text:p>
          </table:table-cell>
          <table:covered-table-cell table:number-columns-repeated="3"/>
          <table:table-cell table:style-name="ce3" office:value-type="float" office:value="2.25" calcext:value-type="float" table:number-columns-spanned="4" table:number-rows-spanned="1">
            <text:p>2.25</text:p>
          </table:table-cell>
          <table:covered-table-cell table:style-name="ce3"/>
          <table:covered-table-cell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table:formula="of:=2*PI()*[.B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D5]" office:value-type="float" office:value="0.0808407437348424" calcext:value-type="float">
            <text:p>0.080840743734842</text:p>
          </table:table-cell>
          <table:table-cell office:value-type="float" office:value="24.825" calcext:value-type="float">
            <text:p>24.825</text:p>
          </table:table-cell>
          <table:table-cell table:formula="of:=2*PI()*[.F5]/18" office:value-type="float" office:value="8.66555973615185" calcext:value-type="float">
            <text:p>8.66555973615185</text:p>
          </table:table-cell>
          <table:table-cell office:value-type="float" office:value="21.82" calcext:value-type="float">
            <text:p>21.82</text:p>
          </table:table-cell>
          <table:table-cell table:formula="of:=1/[.H5]" office:value-type="float" office:value="0.0458295142071494" calcext:value-type="float">
            <text:p>0.045829514207149</text:p>
          </table:table-cell>
          <table:table-cell office:value-type="float" office:value="25.41" calcext:value-type="float">
            <text:p>25.41</text:p>
          </table:table-cell>
          <table:table-cell table:formula="of:=2*PI()*[.J5]/18" office:value-type="float" office:value="8.86976325863518" calcext:value-type="float">
            <text:p>8.86976325863518</text:p>
          </table:table-cell>
          <table:table-cell office:value-type="float" office:value="22.25" calcext:value-type="float">
            <text:p>22.25</text:p>
          </table:table-cell>
          <table:table-cell table:formula="of:=1/[.L5]" office:value-type="float" office:value="0.0449438202247191" calcext:value-type="float">
            <text:p>0.044943820224719</text:p>
          </table:table-cell>
          <table:table-cell office:value-type="float" office:value="28.92" calcext:value-type="float">
            <text:p>28.92</text:p>
          </table:table-cell>
          <table:table-cell table:formula="of:=2*PI()*[.N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P5]" office:value-type="float" office:value="0.0808407437348424" calcext:value-type="float">
            <text:p>0.08084074373484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table:formula="of:=2*PI()*[.B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D6]" office:value-type="float" office:value="0.0949667616334283" calcext:value-type="float">
            <text:p>0.094966761633428</text:p>
          </table:table-cell>
          <table:table-cell office:value-type="float" office:value="29.0135" calcext:value-type="float">
            <text:p>29.0135</text:p>
          </table:table-cell>
          <table:table-cell table:formula="of:=2*PI()*[.F6]/18" office:value-type="float" office:value="10.1276220505475" calcext:value-type="float">
            <text:p>10.1276220505475</text:p>
          </table:table-cell>
          <table:table-cell office:value-type="float" office:value="22.32" calcext:value-type="float">
            <text:p>22.32</text:p>
          </table:table-cell>
          <table:table-cell table:formula="of:=1/[.H6]" office:value-type="float" office:value="0.0448028673835125" calcext:value-type="float">
            <text:p>0.044802867383513</text:p>
          </table:table-cell>
          <table:table-cell office:value-type="float" office:value="21.97" calcext:value-type="float">
            <text:p>21.97</text:p>
          </table:table-cell>
          <table:table-cell table:formula="of:=2*PI()*[.J6]/18" office:value-type="float" office:value="7.66897673326308" calcext:value-type="float">
            <text:p>7.66897673326308</text:p>
          </table:table-cell>
          <table:table-cell office:value-type="float" office:value="20.66" calcext:value-type="float">
            <text:p>20.66</text:p>
          </table:table-cell>
          <table:table-cell table:formula="of:=1/[.L6]" office:value-type="float" office:value="0.0484027105517909" calcext:value-type="float">
            <text:p>0.048402710551791</text:p>
          </table:table-cell>
          <table:table-cell office:value-type="float" office:value="22.09" calcext:value-type="float">
            <text:p>22.09</text:p>
          </table:table-cell>
          <table:table-cell table:formula="of:=2*PI()*[.N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P6]" office:value-type="float" office:value="0.0949667616334283" calcext:value-type="float">
            <text:p>0.0949667616334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table:formula="of:=2*PI()*[.B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D7]" office:value-type="float" office:value="0.100908173562059" calcext:value-type="float">
            <text:p>0.100908173562059</text:p>
          </table:table-cell>
          <table:table-cell office:value-type="float" office:value="28.92" calcext:value-type="float">
            <text:p>28.92</text:p>
          </table:table-cell>
          <table:table-cell table:formula="of:=2*PI()*[.F7]/18" office:value-type="float" office:value="10.0949843935352" calcext:value-type="float">
            <text:p>10.0949843935352</text:p>
          </table:table-cell>
          <table:table-cell office:value-type="float" office:value="21.62" calcext:value-type="float">
            <text:p>21.62</text:p>
          </table:table-cell>
          <table:table-cell table:formula="of:=1/[.H7]" office:value-type="float" office:value="0.0462534690101758" calcext:value-type="float">
            <text:p>0.046253469010176</text:p>
          </table:table-cell>
          <table:table-cell office:value-type="float" office:value="20.3" calcext:value-type="float">
            <text:p>20.3</text:p>
          </table:table-cell>
          <table:table-cell table:formula="of:=2*PI()*[.J7]/18" office:value-type="float" office:value="7.08603676309698" calcext:value-type="float">
            <text:p>7.08603676309698</text:p>
          </table:table-cell>
          <table:table-cell office:value-type="float" office:value="16.44" calcext:value-type="float">
            <text:p>16.44</text:p>
          </table:table-cell>
          <table:table-cell table:formula="of:=1/[.L7]" office:value-type="float" office:value="0.0608272506082725" calcext:value-type="float">
            <text:p>0.060827250608273</text:p>
          </table:table-cell>
          <table:table-cell office:value-type="float" office:value="24.097" calcext:value-type="float">
            <text:p>24.097</text:p>
          </table:table-cell>
          <table:table-cell table:formula="of:=2*PI()*[.N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P7]" office:value-type="float" office:value="0.100908173562059" calcext:value-type="float">
            <text:p>0.10090817356205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9.935" calcext:value-type="float">
            <text:p>39.935</text:p>
          </table:table-cell>
          <table:table-cell table:formula="of:=2*PI()*[.B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D8]" office:value-type="float" office:value="0.0798722044728434" calcext:value-type="float">
            <text:p>0.079872204472844</text:p>
          </table:table-cell>
          <table:table-cell office:value-type="float" office:value="23.35" calcext:value-type="float">
            <text:p>23.35</text:p>
          </table:table-cell>
          <table:table-cell table:formula="of:=2*PI()*[.F8]/18" office:value-type="float" office:value="8.15068760681352" calcext:value-type="float">
            <text:p>8.15068760681352</text:p>
          </table:table-cell>
          <table:table-cell office:value-type="float" office:value="17.66" calcext:value-type="float">
            <text:p>17.66</text:p>
          </table:table-cell>
          <table:table-cell table:formula="of:=1/[.H8]" office:value-type="float" office:value="0.0566251415628539" calcext:value-type="float">
            <text:p>0.056625141562854</text:p>
          </table:table-cell>
          <table:table-cell office:value-type="float" office:value="32.559" calcext:value-type="float">
            <text:p>32.559</text:p>
          </table:table-cell>
          <table:table-cell table:formula="of:=2*PI()*[.J8]/18" office:value-type="float" office:value="11.3652350231367" calcext:value-type="float">
            <text:p>11.3652350231367</text:p>
          </table:table-cell>
          <table:table-cell office:value-type="float" office:value="25.06" calcext:value-type="float">
            <text:p>25.06</text:p>
          </table:table-cell>
          <table:table-cell table:formula="of:=1/[.L8]" office:value-type="float" office:value="0.0399042298483639" calcext:value-type="float">
            <text:p>0.039904229848364</text:p>
          </table:table-cell>
          <table:table-cell office:value-type="float" office:value="39.935" calcext:value-type="float">
            <text:p>39.935</text:p>
          </table:table-cell>
          <table:table-cell table:formula="of:=2*PI()*[.N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P8]" office:value-type="float" office:value="0.0798722044728434" calcext:value-type="float">
            <text:p>0.07987220447284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table:formula="of:=2*PI()*[.B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D9]" office:value-type="float" office:value="0.132802124833997" calcext:value-type="float">
            <text:p>0.132802124833997</text:p>
          </table:table-cell>
          <table:table-cell office:value-type="float" office:value="17.412" calcext:value-type="float">
            <text:p>17.412</text:p>
          </table:table-cell>
          <table:table-cell table:formula="of:=2*PI()*[.F9]/18" office:value-type="float" office:value="6.07793458714505" calcext:value-type="float">
            <text:p>6.07793458714505</text:p>
          </table:table-cell>
          <table:table-cell office:value-type="float" office:value="14.66" calcext:value-type="float">
            <text:p>14.66</text:p>
          </table:table-cell>
          <table:table-cell table:formula="of:=1/[.H9]" office:value-type="float" office:value="0.0682128240109141" calcext:value-type="float">
            <text:p>0.068212824010914</text:p>
          </table:table-cell>
          <table:table-cell office:value-type="float" office:value="19.67" calcext:value-type="float">
            <text:p>19.67</text:p>
          </table:table-cell>
          <table:table-cell table:formula="of:=2*PI()*[.J9]/18" office:value-type="float" office:value="6.86612527734569" calcext:value-type="float">
            <text:p>6.86612527734569</text:p>
          </table:table-cell>
          <table:table-cell office:value-type="float" office:value="23.604" calcext:value-type="float">
            <text:p>23.604</text:p>
          </table:table-cell>
          <table:table-cell table:formula="of:=1/[.L9]" office:value-type="float" office:value="0.0423657007286901" calcext:value-type="float">
            <text:p>0.04236570072869</text:p>
          </table:table-cell>
          <table:table-cell office:value-type="float" office:value="19.11" calcext:value-type="float">
            <text:p>19.11</text:p>
          </table:table-cell>
          <table:table-cell table:formula="of:=2*PI()*[.N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P9]" office:value-type="float" office:value="0.132802124833997" calcext:value-type="float">
            <text:p>0.132802124833997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formula="of:=-[.E5]" office:value-type="float" office:value="-0.0808407437348424" calcext:value-type="float">
            <text:p>-0.080840743734842</text:p>
          </table:table-cell>
          <table:table-cell table:formula="of:=1/[.C5]" office:value-type="float" office:value="0.0990590932107232" calcext:value-type="float">
            <text:p>0.099059093210723</text:p>
          </table:table-cell>
          <table:table-cell table:style-name="Default"/>
          <table:table-cell/>
          <table:table-cell table:style-name="Default"/>
          <table:table-cell table:formula="of:=-[.I5]" office:value-type="float" office:value="-0.0458295142071494" calcext:value-type="float">
            <text:p>-0.045829514207149</text:p>
          </table:table-cell>
          <table:table-cell table:formula="of:=1/[.G5]" office:value-type="float" office:value="0.115399354507719" calcext:value-type="float">
            <text:p>0.115399354507719</text:p>
          </table:table-cell>
          <table:table-cell/>
          <table:table-cell table:style-name="Default"/>
          <table:table-cell table:formula="of:=[.M5]" office:value-type="float" office:value="0.0449438202247191" calcext:value-type="float">
            <text:p>0.044943820224719</text:p>
          </table:table-cell>
          <table:table-cell table:formula="of:=1/[.K5]" office:value-type="float" office:value="0.112742580702641" calcext:value-type="float">
            <text:p>0.112742580702641</text:p>
          </table:table-cell>
          <table:table-cell/>
          <table:table-cell table:style-name="Default"/>
          <table:table-cell table:formula="of:=[.Q5]" office:value-type="float" office:value="0.0808407437348424" calcext:value-type="float">
            <text:p>0.080840743734842</text:p>
          </table:table-cell>
          <table:table-cell table:formula="of:=1/[.O5]" office:value-type="float" office:value="0.0990590932107232" calcext:value-type="float">
            <text:p>0.099059093210723</text:p>
          </table:table-cell>
          <table:table-cell table:number-columns-repeated="1008"/>
        </table:table-row>
        <table:table-row table:style-name="ro1">
          <table:table-cell/>
          <table:table-cell table:formula="of:=-[.E6]" office:value-type="float" office:value="-0.0949667616334283" calcext:value-type="float">
            <text:p>-0.094966761633428</text:p>
          </table:table-cell>
          <table:table-cell table:formula="of:=1/[.C6]" office:value-type="float" office:value="0.129687142401726" calcext:value-type="float">
            <text:p>0.129687142401726</text:p>
          </table:table-cell>
          <table:table-cell table:style-name="Default"/>
          <table:table-cell/>
          <table:table-cell table:style-name="Default"/>
          <table:table-cell table:formula="of:=-[.I6]" office:value-type="float" office:value="-0.0448028673835125" calcext:value-type="float">
            <text:p>-0.044802867383513</text:p>
          </table:table-cell>
          <table:table-cell table:formula="of:=1/[.G6]" office:value-type="float" office:value="0.0987398616386894" calcext:value-type="float">
            <text:p>0.09873986163869</text:p>
          </table:table-cell>
          <table:table-cell/>
          <table:table-cell table:style-name="Default"/>
          <table:table-cell table:formula="of:=[.M6]" office:value-type="float" office:value="0.0484027105517909" calcext:value-type="float">
            <text:p>0.048402710551791</text:p>
          </table:table-cell>
          <table:table-cell table:formula="of:=1/[.K6]" office:value-type="float" office:value="0.130395492747115" calcext:value-type="float">
            <text:p>0.130395492747115</text:p>
          </table:table-cell>
          <table:table-cell/>
          <table:table-cell table:style-name="Default"/>
          <table:table-cell table:formula="of:=[.Q6]" office:value-type="float" office:value="0.0949667616334283" calcext:value-type="float">
            <text:p>0.094966761633428</text:p>
          </table:table-cell>
          <table:table-cell table:formula="of:=1/[.O6]" office:value-type="float" office:value="0.129687142401726" calcext:value-type="float">
            <text:p>0.129687142401726</text:p>
          </table:table-cell>
          <table:table-cell table:number-columns-repeated="1008"/>
        </table:table-row>
        <table:table-row table:style-name="ro1">
          <table:table-cell/>
          <table:table-cell table:formula="of:=-[.E7]" office:value-type="float" office:value="-0.100908173562059" calcext:value-type="float">
            <text:p>-0.100908173562059</text:p>
          </table:table-cell>
          <table:table-cell table:formula="of:=1/[.C7]" office:value-type="float" office:value="0.118885710904018" calcext:value-type="float">
            <text:p>0.118885710904018</text:p>
          </table:table-cell>
          <table:table-cell table:style-name="Default"/>
          <table:table-cell/>
          <table:table-cell table:style-name="Default"/>
          <table:table-cell table:formula="of:=-[.I7]" office:value-type="float" office:value="-0.0462534690101758" calcext:value-type="float">
            <text:p>-0.046253469010176</text:p>
          </table:table-cell>
          <table:table-cell table:formula="of:=1/[.G7]" office:value-type="float" office:value="0.0990590932107232" calcext:value-type="float">
            <text:p>0.099059093210723</text:p>
          </table:table-cell>
          <table:table-cell/>
          <table:table-cell table:style-name="Default"/>
          <table:table-cell table:formula="of:=[.M7]" office:value-type="float" office:value="0.0608272506082725" calcext:value-type="float">
            <text:p>0.060827250608273</text:p>
          </table:table-cell>
          <table:table-cell table:formula="of:=1/[.K7]" office:value-type="float" office:value="0.141122609638134" calcext:value-type="float">
            <text:p>0.141122609638134</text:p>
          </table:table-cell>
          <table:table-cell/>
          <table:table-cell table:style-name="Default"/>
          <table:table-cell table:formula="of:=[.Q7]" office:value-type="float" office:value="0.100908173562059" calcext:value-type="float">
            <text:p>0.100908173562059</text:p>
          </table:table-cell>
          <table:table-cell table:formula="of:=1/[.O7]" office:value-type="float" office:value="0.118885710904018" calcext:value-type="float">
            <text:p>0.118885710904018</text:p>
          </table:table-cell>
          <table:table-cell table:number-columns-repeated="1008"/>
        </table:table-row>
        <table:table-row table:style-name="ro1">
          <table:table-cell/>
          <table:table-cell table:formula="of:=-[.E8]" office:value-type="float" office:value="-0.0798722044728434" calcext:value-type="float">
            <text:p>-0.079872204472844</text:p>
          </table:table-cell>
          <table:table-cell table:formula="of:=1/[.C8]" office:value-type="float" office:value="0.0717362958721451" calcext:value-type="float">
            <text:p>0.071736295872145</text:p>
          </table:table-cell>
          <table:table-cell table:style-name="Default"/>
          <table:table-cell/>
          <table:table-cell table:style-name="Default"/>
          <table:table-cell table:formula="of:=-[.I8]" office:value-type="float" office:value="-0.0566251415628539" calcext:value-type="float">
            <text:p>-0.056625141562854</text:p>
          </table:table-cell>
          <table:table-cell table:formula="of:=1/[.G8]" office:value-type="float" office:value="0.122689035359919" calcext:value-type="float">
            <text:p>0.122689035359919</text:p>
          </table:table-cell>
          <table:table-cell/>
          <table:table-cell table:style-name="Default"/>
          <table:table-cell table:formula="of:=[.M8]" office:value-type="float" office:value="0.0399042298483639" calcext:value-type="float">
            <text:p>0.039904229848364</text:p>
          </table:table-cell>
          <table:table-cell table:formula="of:=1/[.K8]" office:value-type="float" office:value="0.0879876217222309" calcext:value-type="float">
            <text:p>0.087987621722231</text:p>
          </table:table-cell>
          <table:table-cell/>
          <table:table-cell table:style-name="Default"/>
          <table:table-cell table:formula="of:=[.Q8]" office:value-type="float" office:value="0.0798722044728434" calcext:value-type="float">
            <text:p>0.079872204472844</text:p>
          </table:table-cell>
          <table:table-cell table:formula="of:=1/[.O8]" office:value-type="float" office:value="0.0717362958721451" calcext:value-type="float">
            <text:p>0.071736295872145</text:p>
          </table:table-cell>
          <table:table-cell table:number-columns-repeated="1008"/>
        </table:table-row>
        <table:table-row table:style-name="ro1">
          <table:table-cell/>
          <table:table-cell table:formula="of:=-[.E9]" office:value-type="float" office:value="-0.132802124833997" calcext:value-type="float">
            <text:p>-0.132802124833997</text:p>
          </table:table-cell>
          <table:table-cell table:formula="of:=1/[.C9]" office:value-type="float" office:value="0.149910464450765" calcext:value-type="float">
            <text:p>0.149910464450765</text:p>
          </table:table-cell>
          <table:table-cell table:style-name="Default"/>
          <table:table-cell/>
          <table:table-cell table:style-name="Default"/>
          <table:table-cell table:formula="of:=-[.I9]" office:value-type="float" office:value="-0.0682128240109141" calcext:value-type="float">
            <text:p>-0.068212824010914</text:p>
          </table:table-cell>
          <table:table-cell table:formula="of:=1/[.G9]" office:value-type="float" office:value="0.164529575904785" calcext:value-type="float">
            <text:p>0.164529575904785</text:p>
          </table:table-cell>
          <table:table-cell/>
          <table:table-cell table:style-name="Default"/>
          <table:table-cell table:formula="of:=[.M9]" office:value-type="float" office:value="0.0423657007286901" calcext:value-type="float">
            <text:p>0.04236570072869</text:p>
          </table:table-cell>
          <table:table-cell table:formula="of:=1/[.K9]" office:value-type="float" office:value="0.145642550872095" calcext:value-type="float">
            <text:p>0.145642550872095</text:p>
          </table:table-cell>
          <table:table-cell/>
          <table:table-cell table:style-name="Default"/>
          <table:table-cell table:formula="of:=[.Q9]" office:value-type="float" office:value="0.132802124833997" calcext:value-type="float">
            <text:p>0.132802124833997</text:p>
          </table:table-cell>
          <table:table-cell table:formula="of:=1/[.O9]" office:value-type="float" office:value="0.149910464450765" calcext:value-type="float">
            <text:p>0.149910464450765</text:p>
          </table:table-cell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11"/>
          <table:table-cell table:number-columns-repeated="1008"/>
        </table:table-row>
        <table:table-row table:style-name="ro1">
          <table:table-cell/>
          <table:table-cell table:formula="of:=LINEST([.B15:.B19];[.C15:.C19])" office:value-type="float" office:value="-0.627320033360659" calcext:value-type="float">
            <text:p>-0.627320033360659</text:p>
          </table:table-cell>
          <table:table-cell table:number-columns-repeated="4"/>
          <table:table-cell table:style-name="Default" table:number-columns-repeated="10"/>
          <table:table-cell table:number-columns-repeated="1008"/>
        </table:table-row>
        <table:table-row table:style-name="ro1">
          <table:table-cell table:number-columns-repeated="6"/>
          <table:table-cell table:style-name="Default" table:number-columns-repeated="10"/>
          <table:table-cell table:number-columns-repeated="1008"/>
        </table:table-row>
        <table:table-row table:style-name="ro1">
          <table:table-cell/>
          <table:table-cell table:formula="of:=COM.MICROSOFT.COVARIANCE.S([.C15:.C19];[.B15:.B19])/VAR([.C15:.C19])" office:value-type="float" office:value="-0.627320033360659" calcext:value-type="float">
            <text:p>-0.627320033360659</text:p>
          </table:table-cell>
          <table:table-cell table:formula="of:=AVERAGE([.B15:.B19])-(AVERAGE([.C15:.C19])*[.B25])" office:value-type="float" office:value="-0.0264540141742359" calcext:value-type="float">
            <text:p>-0.026454014174236</text:p>
          </table:table-cell>
          <table:table-cell table:number-columns-repeated="3"/>
          <table:table-cell table:formula="of:=COM.MICROSOFT.COVARIANCE.S([.H15:.H19];[.G15:.G19])/VAR([.H15:.H19])" office:value-type="float" office:value="-0.357018268861676" calcext:value-type="float">
            <text:p>-0.357018268861676</text:p>
          </table:table-cell>
          <table:table-cell table:formula="of:=AVERAGE([.G15:.G19])-(AVERAGE([.H15:.H19])*[.G25])" office:value-type="float" office:value="-0.0094728013157879" calcext:value-type="float">
            <text:p>-0.009472801315788</text:p>
          </table:table-cell>
          <table:table-cell/>
          <table:table-cell table:style-name="Default"/>
          <table:table-cell table:formula="of:=COM.MICROSOFT.COVARIANCE.S([.L15:.L19];[.K15:.K19])/VAR([.L15:.L19])" office:value-type="float" office:value="0.190868290691332" calcext:value-type="float">
            <text:p>0.190868290691332</text:p>
          </table:table-cell>
          <table:table-cell table:formula="of:=AVERAGE([.K15:.K19])-(AVERAGE([.L15:.L19])*[.K25])" office:value-type="float" office:value="0.0237015881007934" calcext:value-type="float">
            <text:p>0.023701588100794</text:p>
          </table:table-cell>
          <table:table-cell/>
          <table:table-cell table:style-name="Default"/>
          <table:table-cell table:formula="of:=COM.MICROSOFT.COVARIANCE.S([.P15:.P19];[.O15:.O19])/VAR([.P15:.P19])" office:value-type="float" office:value="0.627320033360659" calcext:value-type="float">
            <text:p>0.627320033360659</text:p>
          </table:table-cell>
          <table:table-cell table:formula="of:=AVERAGE([.O15:.O19])-(AVERAGE([.P15:.P19])*[.O25])" office:value-type="float" office:value="0.0264540141742359" calcext:value-type="float">
            <text:p>0.026454014174236</text:p>
          </table:table-cell>
          <table:table-cell table:number-columns-repeated="1008"/>
        </table:table-row>
        <table:table-row table:style-name="ro1">
          <table:table-cell/>
          <table:table-cell table:formula="of:=[.B42]/(SQRT((COUNTA([.B36:.B40])-1)*VAR([.C15:.C19])))" office:value-type="float" office:value="0.204412949662287" calcext:value-type="float">
            <text:p>0.204412949662287</text:p>
          </table:table-cell>
          <table:table-cell table:formula="of:=[.B26]*SQRT(AVERAGE([.C36:.C40]))" office:value-type="float" office:value="0.0239057452554079" calcext:value-type="float">
            <text:p>0.023905745255408</text:p>
          </table:table-cell>
          <table:table-cell table:number-columns-repeated="3"/>
          <table:table-cell table:formula="of:=[.G42]/(SQRT((COUNTA([.G36:.G40])-1)*VAR([.H15:.H19])))" office:value-type="float" office:value="0.0502839994405337" calcext:value-type="float">
            <text:p>0.050283999440534</text:p>
          </table:table-cell>
          <table:table-cell table:formula="of:=[.G26]*SQRT(AVERAGE([.H36:.H40]))" office:value-type="float" office:value="0.00615858324316001" calcext:value-type="float">
            <text:p>0.00615858324316</text:p>
          </table:table-cell>
          <table:table-cell table:number-columns-repeated="2"/>
          <table:table-cell table:formula="of:=[.K42]/(SQRT((COUNTA([.K36:.K40])-1)*VAR([.L15:.L19])))" office:value-type="float" office:value="0.129896619544231" calcext:value-type="float">
            <text:p>0.129896619544231</text:p>
          </table:table-cell>
          <table:table-cell table:formula="of:=[.K26]*SQRT(AVERAGE([.L36:.L40]))" office:value-type="float" office:value="0.0162846060742341" calcext:value-type="float">
            <text:p>0.016284606074234</text:p>
          </table:table-cell>
          <table:table-cell table:number-columns-repeated="2"/>
          <table:table-cell table:formula="of:=[.O42]/(SQRT((COUNTA([.O36:.O40])-1)*VAR([.P15:.P19])))" office:value-type="float" office:value="0.158337589958235" calcext:value-type="float">
            <text:p>0.158337589958235</text:p>
          </table:table-cell>
          <table:table-cell table:formula="of:=[.O26]*SQRT(AVERAGE([.P36:.P40]))" office:value-type="float" office:value="0.0185173106505743" calcext:value-type="float">
            <text:p>0.018517310650574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formula="of:=([.B15]-([.$B$25]*[.C15])-[.$C$25])^2" office:value-type="float" office:value="0.0000601403987453773" calcext:value-type="float">
            <text:p>6.01403987453773E-05</text:p>
          </table:table-cell>
          <table:table-cell table:formula="of:=[.C15]^2" office:value-type="float" office:value="0.00981270394773075" calcext:value-type="float">
            <text:p>0.009812703947731</text:p>
          </table:table-cell>
          <table:table-cell table:number-columns-repeated="3"/>
          <table:table-cell table:formula="of:=([.G15]-([.$G$25]*[.H15])-[.$H$25])^2" office:value-type="float" office:value="0.0000234543088554439" calcext:value-type="float">
            <text:p>2.34543088554439E-05</text:p>
          </table:table-cell>
          <table:table-cell table:formula="of:=[.H15]^2" office:value-type="float" office:value="0.0133170110207981" calcext:value-type="float">
            <text:p>0.013317011020798</text:p>
          </table:table-cell>
          <table:table-cell table:number-columns-repeated="2"/>
          <table:table-cell table:formula="of:=([.K15]-([.$K$25]*[.L15])-[.$L$25])^2" office:value-type="float" office:value="0.00000007659141650698" calcext:value-type="float">
            <text:p>7.65914165069775E-08</text:p>
          </table:table-cell>
          <table:table-cell table:formula="of:=[.L15]^2" office:value-type="float" office:value="0.0127108895034916" calcext:value-type="float">
            <text:p>0.012710889503492</text:p>
          </table:table-cell>
          <table:table-cell table:number-columns-repeated="2"/>
          <table:table-cell table:formula="of:=([.O15]-([.$O$25]*[.P15])-[.$P$25])^2" office:value-type="float" office:value="0.0000601403987453773" calcext:value-type="float">
            <text:p>6.01403987453773E-05</text:p>
          </table:table-cell>
          <table:table-cell table:formula="of:=[.P15]^2" office:value-type="float" office:value="0.00981270394773075" calcext:value-type="float">
            <text:p>0.009812703947731</text:p>
          </table:table-cell>
          <table:table-cell table:number-columns-repeated="1008"/>
        </table:table-row>
        <table:table-row table:style-name="ro1">
          <table:table-cell/>
          <table:table-cell table:formula="of:=([.B16]-([.$B$25]*[.C16])-[.$C$25])^2" office:value-type="float" office:value="0.00016493224732821" calcext:value-type="float">
            <text:p>0.000164932247328</text:p>
          </table:table-cell>
          <table:table-cell table:formula="of:=[.C16]^2" office:value-type="float" office:value="0.0168187549043254" calcext:value-type="float">
            <text:p>0.016818754904326</text:p>
          </table:table-cell>
          <table:table-cell table:number-columns-repeated="3"/>
          <table:table-cell table:formula="of:=([.G16]-([.$G$25]*[.H16])-[.$H$25])^2" office:value-type="float" office:value="0.00000000610454658077" calcext:value-type="float">
            <text:p>6.10454658076938E-09</text:p>
          </table:table-cell>
          <table:table-cell table:formula="of:=[.H16]^2" office:value-type="float" office:value="0.00974956027642754" calcext:value-type="float">
            <text:p>0.009749560276428</text:p>
          </table:table-cell>
          <table:table-cell table:number-columns-repeated="2"/>
          <table:table-cell table:formula="of:=([.K16]-([.$K$25]*[.L16])-[.$L$25])^2" office:value-type="float" office:value="0.00000003505970268846" calcext:value-type="float">
            <text:p>3.505970268846E-08</text:p>
          </table:table-cell>
          <table:table-cell table:formula="of:=[.L16]^2" office:value-type="float" office:value="0.0170029845287629" calcext:value-type="float">
            <text:p>0.017002984528763</text:p>
          </table:table-cell>
          <table:table-cell table:number-columns-repeated="2"/>
          <table:table-cell table:formula="of:=([.O16]-([.$O$25]*[.P16])-[.$P$25])^2" office:value-type="float" office:value="0.00016493224732821" calcext:value-type="float">
            <text:p>0.000164932247328</text:p>
          </table:table-cell>
          <table:table-cell table:formula="of:=[.P16]^2" office:value-type="float" office:value="0.0168187549043254" calcext:value-type="float">
            <text:p>0.016818754904326</text:p>
          </table:table-cell>
          <table:table-cell table:number-columns-repeated="1008"/>
        </table:table-row>
        <table:table-row table:style-name="ro1">
          <table:table-cell/>
          <table:table-cell table:formula="of:=([.B17]-([.$B$25]*[.C17])-[.$C$25])^2" office:value-type="float" office:value="0.00000001568223797104" calcext:value-type="float">
            <text:p>1.56822379710361E-08</text:p>
          </table:table-cell>
          <table:table-cell table:formula="of:=[.C17]^2" office:value-type="float" office:value="0.0141338122571537" calcext:value-type="float">
            <text:p>0.014133812257154</text:p>
          </table:table-cell>
          <table:table-cell table:number-columns-repeated="3"/>
          <table:table-cell table:formula="of:=([.G17]-([.$G$25]*[.H17])-[.$H$25])^2" office:value-type="float" office:value="0.00000200155072802191" calcext:value-type="float">
            <text:p>2.00155072802191E-06</text:p>
          </table:table-cell>
          <table:table-cell table:formula="of:=[.H17]^2" office:value-type="float" office:value="0.00981270394773075" calcext:value-type="float">
            <text:p>0.009812703947731</text:p>
          </table:table-cell>
          <table:table-cell table:number-columns-repeated="2"/>
          <table:table-cell table:formula="of:=([.K17]-([.$K$25]*[.L17])-[.$L$25])^2" office:value-type="float" office:value="0.000103832660454071" calcext:value-type="float">
            <text:p>0.000103832660454</text:p>
          </table:table-cell>
          <table:table-cell table:formula="of:=[.L17]^2" office:value-type="float" office:value="0.0199155909510771" calcext:value-type="float">
            <text:p>0.019915590951077</text:p>
          </table:table-cell>
          <table:table-cell table:number-columns-repeated="2"/>
          <table:table-cell table:formula="of:=([.O17]-([.$O$25]*[.P17])-[.$P$25])^2" office:value-type="float" office:value="0.00000001568223797104" calcext:value-type="float">
            <text:p>1.56822379710361E-08</text:p>
          </table:table-cell>
          <table:table-cell table:formula="of:=[.P17]^2" office:value-type="float" office:value="0.0141338122571537" calcext:value-type="float">
            <text:p>0.014133812257154</text:p>
          </table:table-cell>
          <table:table-cell table:number-columns-repeated="1008"/>
        </table:table-row>
        <table:table-row table:style-name="ro1">
          <table:table-cell/>
          <table:table-cell table:formula="of:=([.B18]-([.$B$25]*[.C18])-[.$C$25])^2" office:value-type="float" office:value="0.0000708387310092089" calcext:value-type="float">
            <text:p>7.08387310092089E-05</text:p>
          </table:table-cell>
          <table:table-cell table:formula="of:=[.C18]^2" office:value-type="float" office:value="0.00514609614545595" calcext:value-type="float">
            <text:p>0.005146096145456</text:p>
          </table:table-cell>
          <table:table-cell table:number-columns-repeated="3"/>
          <table:table-cell table:formula="of:=([.G18]-([.$G$25]*[.H18])-[.$H$25])^2" office:value-type="float" office:value="0.000011223258684365" calcext:value-type="float">
            <text:p>1.1223258684365E-05</text:p>
          </table:table-cell>
          <table:table-cell table:formula="of:=[.H18]^2" office:value-type="float" office:value="0.0150525993975475" calcext:value-type="float">
            <text:p>0.015052599397548</text:p>
          </table:table-cell>
          <table:table-cell table:number-columns-repeated="2"/>
          <table:table-cell table:formula="of:=([.K18]-([.$K$25]*[.L18])-[.$L$25])^2" office:value-type="float" office:value="0.00000034976012542807" calcext:value-type="float">
            <text:p>3.49760125428067E-07</text:p>
          </table:table-cell>
          <table:table-cell table:formula="of:=[.L18]^2" office:value-type="float" office:value="0.0077418215763344" calcext:value-type="float">
            <text:p>0.007741821576334</text:p>
          </table:table-cell>
          <table:table-cell table:number-columns-repeated="2"/>
          <table:table-cell table:formula="of:=([.O18]-([.$O$25]*[.P18])-[.$P$25])^2" office:value-type="float" office:value="0.0000708387310092089" calcext:value-type="float">
            <text:p>7.08387310092089E-05</text:p>
          </table:table-cell>
          <table:table-cell table:formula="of:=[.P18]^2" office:value-type="float" office:value="0.00514609614545595" calcext:value-type="float">
            <text:p>0.005146096145456</text:p>
          </table:table-cell>
          <table:table-cell table:number-columns-repeated="1008"/>
        </table:table-row>
        <table:table-row table:style-name="ro1">
          <table:table-cell/>
          <table:table-cell table:formula="of:=([.B19]-([.$B$25]*[.C19])-[.$C$25])^2" office:value-type="float" office:value="0.000151444357596912" calcext:value-type="float">
            <text:p>0.000151444357597</text:p>
          </table:table-cell>
          <table:table-cell table:formula="of:=[.C19]^2" office:value-type="float" office:value="0.022473147351844" calcext:value-type="float">
            <text:p>0.022473147351844</text:p>
          </table:table-cell>
          <table:table-cell table:number-columns-repeated="3"/>
          <table:table-cell table:formula="of:=([.G19]-([.$G$25]*[.H19])-[.$H$25])^2" office:value-type="float" office:value="1.73646773412224E-015" calcext:value-type="float">
            <text:p>1.73646773412224E-15</text:p>
          </table:table-cell>
          <table:table-cell table:formula="of:=[.H19]^2" office:value-type="float" office:value="0.0270699813474084" calcext:value-type="float">
            <text:p>0.027069981347409</text:p>
          </table:table-cell>
          <table:table-cell table:number-columns-repeated="2"/>
          <table:table-cell table:formula="of:=([.K19]-([.$K$25]*[.L19])-[.$L$25])^2" office:value-type="float" office:value="0.0000834378499536676" calcext:value-type="float">
            <text:p>8.34378499536676E-05</text:p>
          </table:table-cell>
          <table:table-cell table:formula="of:=[.L19]^2" office:value-type="float" office:value="0.0212117526245309" calcext:value-type="float">
            <text:p>0.021211752624531</text:p>
          </table:table-cell>
          <table:table-cell table:number-columns-repeated="2"/>
          <table:table-cell table:formula="of:=([.O19]-([.$O$25]*[.P19])-[.$P$25])^2" office:value-type="float" office:value="0.000151444357596912" calcext:value-type="float">
            <text:p>0.000151444357597</text:p>
          </table:table-cell>
          <table:table-cell table:formula="of:=[.P19]^2" office:value-type="float" office:value="0.022473147351844" calcext:value-type="float">
            <text:p>0.02247314735184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QRT(SUM([.B36:.B40])/(COUNTA([.B36:.B40])-2))" office:value-type="float" office:value="0.0122116258393068" calcext:value-type="float">
            <text:p>0.012211625839307</text:p>
          </table:table-cell>
          <table:table-cell table:number-columns-repeated="4"/>
          <table:table-cell table:formula="of:=SQRT(SUM([.G36:.G40])/(COUNTA([.G36:.G40])))" office:value-type="float" office:value="0.00270869794610429" calcext:value-type="float">
            <text:p>0.002708697946104</text:p>
          </table:table-cell>
          <table:table-cell table:number-columns-repeated="3"/>
          <table:table-cell table:formula="of:=SQRT(SUM([.K36:.K40])/(COUNTA([.K36:.K40])))" office:value-type="float" office:value="0.00612751045127403" calcext:value-type="float">
            <text:p>0.006127510451274</text:p>
          </table:table-cell>
          <table:table-cell table:number-columns-repeated="3"/>
          <table:table-cell table:formula="of:=SQRT(SUM([.O36:.O40])/(COUNTA([.O36:.O40])))" office:value-type="float" office:value="0.00945908470115031" calcext:value-type="float">
            <text:p>0.00945908470115</text:p>
          </table:table-cell>
          <table:table-cell table:number-columns-repeated="1009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3"/>
          <table:table-cell office:value-type="float" office:value="-2.13" calcext:value-type="float">
            <text:p>-2.1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627320033360659" calcext:value-type="float">
            <text:p>-0.627320033360659</text:p>
          </table:table-cell>
          <table:table-cell office:value-type="float" office:value="0.216867992827538" calcext:value-type="float">
            <text:p>0.2168679928275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-0.76" calcext:value-type="float">
            <text:p>-0.7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57018268861676" calcext:value-type="float">
            <text:p>-0.357018268861676</text:p>
          </table:table-cell>
          <table:table-cell office:value-type="float" office:value="0.059566575813484" calcext:value-type="float">
            <text:p>0.0595665758134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0868290691332" calcext:value-type="float">
            <text:p>0.190868290691332</text:p>
          </table:table-cell>
          <table:table-cell office:value-type="float" office:value="0.131013653502794" calcext:value-type="float">
            <text:p>0.1310136535027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627320033360659" calcext:value-type="float">
            <text:p>0.627320033360659</text:p>
          </table:table-cell>
          <table:table-cell office:value-type="float" office:value="0.167985224909297" calcext:value-type="float">
            <text:p>0.167985224909297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9cm" svg:height="8.999cm" svg:x="14.309cm" svg:y="1.533cm">
            <draw:object draw:notify-on-update-of-ranges="Sheet2.E4:Sheet2.E7 Sheet2.B4:Sheet2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84" calcext:value-type="float">
            <text:p>0.4984</text:p>
          </table:table-cell>
          <table:table-cell office:value-type="float" office:value="5.86" calcext:value-type="float">
            <text:p>5.86</text:p>
          </table:table-cell>
          <table:table-cell/>
          <table:table-cell table:formula="of:=1/([.$B$1]*((9.81*[.C4]^2)/(4*PI()^2)-[.$B$1]))" office:value-type="float" office:value="0.464901325036084" calcext:value-type="float">
            <text:p>0.464901325036084</text:p>
          </table:table-cell>
        </table:table-row>
        <table:table-row table:style-name="ro1">
          <table:table-cell/>
          <table:table-cell office:value-type="float" office:value="0.9961" calcext:value-type="float">
            <text:p>0.9961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/([.$B$1]*((9.81*[.C5]^2)/(4*PI()^2)-[.$B$1]))" office:value-type="float" office:value="0.787441386756291" calcext:value-type="float">
            <text:p>0.787441386756291</text:p>
          </table:table-cell>
        </table:table-row>
        <table:table-row table:style-name="ro1">
          <table:table-cell/>
          <table:table-cell office:value-type="float" office:value="1.493" calcext:value-type="float">
            <text:p>1.493</text:p>
          </table:table-cell>
          <table:table-cell office:value-type="float" office:value="3.875" calcext:value-type="float">
            <text:p>3.875</text:p>
          </table:table-cell>
          <table:table-cell/>
          <table:table-cell table:formula="of:=1/([.$B$1]*((9.81*[.C6]^2)/(4*PI()^2)-[.$B$1]))" office:value-type="float" office:value="1.10800711205054" calcext:value-type="float">
            <text:p>1.10800711205054</text:p>
          </table:table-cell>
        </table:table-row>
        <table:table-row table:style-name="ro1">
          <table:table-cell/>
          <table:table-cell office:value-type="float" office:value="1.9907" calcext:value-type="float">
            <text:p>1.9907</text:p>
          </table:table-cell>
          <table:table-cell office:value-type="float" office:value="3.368" calcext:value-type="float">
            <text:p>3.368</text:p>
          </table:table-cell>
          <table:table-cell/>
          <table:table-cell table:formula="of:=1/([.$B$1]*((9.81*[.C7]^2)/(4*PI()^2)-[.$B$1]))" office:value-type="float" office:value="1.50314970719132" calcext:value-type="float">
            <text:p>1.503149707191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LINEST([.B4:.B7];[.E4:.E7])" office:value-type="float" office:value="1.44391441407463" calcext:value-type="float">
            <text:p>1.44391441407463</text:p>
          </table:table-cell>
          <table:table-cell table:formula="of:=AVERAGE([.B4:.B7])-(AVERAGE([.E4:.E7])*[.B9])" office:value-type="float" office:value="-0.150090665407725" calcext:value-type="float">
            <text:p>-0.150090665407725</text:p>
          </table:table-cell>
          <table:table-cell table:number-columns-repeated="2"/>
        </table:table-row>
        <table:table-row table:style-name="ro1">
          <table:table-cell/>
          <table:table-cell table:formula="of:=[.B12]/SQRT((3*VAR([.E4:.E7])))" office:value-type="float" office:value="0.232724093313262" calcext:value-type="float">
            <text:p>0.23272409331326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QRT(SUM([.B14:.B17])/2)" office:value-type="float" office:value="0.179012913414832" calcext:value-type="float">
            <text:p>0.1790129134148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([.B4]-([.$B$9]*[.E4])-[.C9])^2" office:value-type="float" office:value="0.000519250054873908" calcext:value-type="float">
            <text:p>0.000519250054874</text:p>
          </table:table-cell>
          <table:table-cell table:number-columns-repeated="3"/>
        </table:table-row>
        <table:table-row table:style-name="ro1">
          <table:table-cell/>
          <table:table-cell table:formula="of:=([.B5]-([.$B$9]*[.E5])-[.C10])^2" office:value-type="float" office:value="0.0198522375489345" calcext:value-type="float">
            <text:p>0.019852237548935</text:p>
          </table:table-cell>
          <table:table-cell table:number-columns-repeated="3"/>
        </table:table-row>
        <table:table-row table:style-name="ro1">
          <table:table-cell/>
          <table:table-cell table:formula="of:=([.B6]-([.$B$9]*[.E6])-[.C11])^2" office:value-type="float" office:value="0.0114206497293692" calcext:value-type="float">
            <text:p>0.011420649729369</text:p>
          </table:table-cell>
          <table:table-cell table:number-columns-repeated="3"/>
        </table:table-row>
        <table:table-row table:style-name="ro1">
          <table:table-cell/>
          <table:table-cell table:formula="of:=([.B7]-([.$B$9]*[.E7])-[.C12])^2" office:value-type="float" office:value="0.0322991090053548" calcext:value-type="float">
            <text:p>0.032299109005355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15.999cm" svg:height="8.999cm" svg:x="18.693cm" svg:y="1.72cm">
            <draw:object draw:notify-on-update-of-ranges="Sheet3.B4:Sheet3.B7 Sheet3.D4:Sheet3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-2.13" calcext:value-type="float">
            <text:p>-2.13</text:p>
          </table:table-cell>
          <table:table-cell table:formula="of:=[.A4]*10^(-2)" office:value-type="float" office:value="-0.0213" calcext:value-type="float">
            <text:p>-0.021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62732003336065" calcext:value-type="float">
            <text:p>-0.62732003336065</text:p>
          </table:table-cell>
          <table:table-cell office:value-type="float" office:value="0.216867992827538" calcext:value-type="float">
            <text:p>0.216867992827538</text:p>
          </table:table-cell>
          <table:table-cell table:number-columns-repeated="1019"/>
        </table:table-row>
        <table:table-row table:style-name="ro1">
          <table:table-cell office:value-type="float" office:value="-0.76" calcext:value-type="float">
            <text:p>-0.76</text:p>
          </table:table-cell>
          <table:table-cell table:formula="of:=[.A5]*10^(-2)" office:value-type="float" office:value="-0.0076" calcext:value-type="float">
            <text:p>-0.007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57018268861676" calcext:value-type="float">
            <text:p>-0.357018268861676</text:p>
          </table:table-cell>
          <table:table-cell office:value-type="float" office:value="0.059566575813484" calcext:value-type="float">
            <text:p>0.059566575813484</text:p>
          </table:table-cell>
          <table:table-cell table:number-columns-repeated="1019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formula="of:=[.A6]*10^(-2)" office:value-type="float" office:value="0.0168" calcext:value-type="float">
            <text:p>0.0168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90868290691332" calcext:value-type="float">
            <text:p>0.190868290691332</text:p>
          </table:table-cell>
          <table:table-cell office:value-type="float" office:value="0.131013653502794" calcext:value-type="float">
            <text:p>0.131013653502794</text:p>
          </table:table-cell>
          <table:table-cell table:number-columns-repeated="101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.A7]*10^(-2)" office:value-type="float" office:value="0.0225" calcext:value-type="float">
            <text:p>0.022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627320033360659" calcext:value-type="float">
            <text:p>0.627320033360659</text:p>
          </table:table-cell>
          <table:table-cell office:value-type="float" office:value="0.167985224909297" calcext:value-type="float">
            <text:p>0.16798522490929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21.26" calcext:value-type="float">
            <text:p>21.26</text:p>
          </table:table-cell>
          <table:table-cell table:formula="of:=AVERAGE([.D4:.D7])-(AVERAGE([.B4:.B7])*[.B10])" office:value-type="float" office:value="-0.0968134945425838" calcext:value-type="float">
            <text:p>-0.096813494542584</text:p>
          </table:table-cell>
          <table:table-cell table:number-columns-repeated="1021"/>
        </table:table-row>
        <table:table-row table:style-name="ro1">
          <table:table-cell/>
          <table:table-cell table:formula="of:=SQRT(1/(SUM([.E11:.E14])*VAR([.B4:.B7])))" office:value-type="float" office:value="2.43714347627217" calcext:value-type="float">
            <text:p>2.43714347627217</text:p>
          </table:table-cell>
          <table:table-cell table:number-columns-repeated="2"/>
          <table:table-cell table:formula="of:=1/[.E4]^2" office:value-type="float" office:value="21.2622431365576" calcext:value-type="float">
            <text:p>21.262243136557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5]^2" office:value-type="float" office:value="281.834872646982" calcext:value-type="float">
            <text:p>281.83487264698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6]^2" office:value-type="float" office:value="58.2595176364909" calcext:value-type="float">
            <text:p>58.259517636490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1/[.E7]^2" office:value-type="float" office:value="35.4370718942627" calcext:value-type="float">
            <text:p>35.4370718942627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57M51S</meta:editing-duration>
    <meta:editing-cycles>8</meta:editing-cycles>
    <meta:generator>LibreOffice/7.1.0.3$Windows_X86_64 LibreOffice_project/f6099ecf3d29644b5008cc8f48f42f4a40986e4c</meta:generator>
    <meta:creation-date>2021-10-03T12:54:05.356000000</meta:creation-date>
    <dc:date>2021-10-04T18:43:44.818000000</dc:date>
    <meta:document-statistic meta:table-count="3" meta:cell-count="25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3.B4:Sheet3.B7 Sheet3.D4:Sheet3.D7" svg:x="0.32cm" svg:y="0.18cm" svg:width="11.264cm" svg:height="8.64cm">
          <chart:coordinate-region svg:x="0.797cm" svg:y="0.379cm" svg:width="10.36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4:Sheet3.D7" chart:class="chart:scatter">
            <chart:domain table:cell-range-address="Sheet3.B4:Sheet3.B7"/>
            <chart:regression-curve chart:style-name="ch8">
              <chart:equation chart:display-equation="true" chart:display-r-square="true" svg:x="0.822cm" svg:y="0.868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13">
                <text:p>-0.0213</text:p>
                <draw:g>
                  <svg:desc>Sheet3.B4:Sheet3.B7</svg:desc>
                </draw:g>
              </table:table-cell>
              <table:table-cell office:value-type="float" office:value="-0.62732003336065">
                <text:p>-0.62732003336065</text:p>
                <draw:g>
                  <svg:desc>Sheet3.D4:Sheet3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6">
                <text:p>-0.0076</text:p>
              </table:table-cell>
              <table:table-cell office:value-type="float" office:value="-0.357018268861676">
                <text:p>-0.357018268861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8">
                <text:p>0.0168</text:p>
              </table:table-cell>
              <table:table-cell office:value-type="float" office:value="0.190868290691332">
                <text:p>0.19086829069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5">
                <text:p>0.0225</text:p>
              </table:table-cell>
              <table:table-cell office:value-type="float" office:value="0.627320033360659">
                <text:p>0.627320033360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04cm" svg:y="3.952cm" style:legend-expansion="high" chart:style-name="ch2"/>
        <chart:plot-area chart:style-name="ch3" table:cell-range-address="Sheet2.E4:Sheet2.E7 Sheet2.B4:Sheet2.B7" svg:x="0.374cm" svg:y="0.102cm" svg:width="13.096cm" svg:height="8.638cm">
          <chart:coordinate-region svg:x="1.101cm" svg:y="0.301cm" svg:width="12.129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7" chart:class="chart:scatter">
            <chart:domain table:cell-range-address="Sheet2.E4:Sheet2.E7"/>
            <chart:regression-curve chart:style-name="ch8">
              <chart:equation chart:display-equation="true" chart:display-r-square="true" svg:x="1.846cm" svg:y="1.67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901325036084">
                <text:p>0.464901325036084</text:p>
                <draw:g>
                  <svg:desc>Sheet2.E4:Sheet2.E7</svg:desc>
                </draw:g>
              </table:table-cell>
              <table:table-cell office:value-type="float" office:value="0.4984">
                <text:p>0.4984</text:p>
                <draw:g>
                  <svg:desc>Sheet2.B4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7441386756291">
                <text:p>0.787441386756291</text:p>
              </table:table-cell>
              <table:table-cell office:value-type="float" office:value="0.9961">
                <text:p>0.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800711205054">
                <text:p>1.10800711205054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314970719132">
                <text:p>1.50314970719132</text:p>
              </table:table-cell>
              <table:table-cell office:value-type="float" office:value="1.9907">
                <text:p>1.9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